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2A68BA78275A410AAB0.png" manifest:media-type="image/png"/>
  <manifest:file-entry manifest:full-path="Pictures/1000000100000368000001EB56A485F6B4FB8D60.png" manifest:media-type="image/png"/>
  <manifest:file-entry manifest:full-path="Pictures/100000010000024D000000B54FA3823CC2DC5497.png" manifest:media-type="image/png"/>
  <manifest:file-entry manifest:full-path="Pictures/2000023300003C01000021C1A46F936340F1C8B4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Urbit Sans Mono TT" svg:font-family="'Urbit Sans Mono TT'" style:font-family-generic="swiss" style:font-pitch="variable"/>
    <style:font-face style:name="Urbit Sans SemiBold" svg:font-family="'Urbit Sans SemiBold'" style:font-adornments="Semibold" style:font-family-generic="swiss" style:font-pitch="variable"/>
    <style:font-face style:name="Urbit Sans SemiBold1" svg:font-family="'Urbit Sans SemiBold'" style:font-family-generic="swiss" style:font-pitch="variable"/>
    <style:font-face style:name="Urbit Sans TT" svg:font-family="'Urbit Sans TT'" style:font-family-generic="swiss" style:font-pitch="variable"/>
    <style:font-face style:name="Urbit Sans TT1" svg:font-family="'Urbit Sans TT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4140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2.033cm"/>
      <style:paragraph-properties style:writing-mode="lr-tb"/>
    </style:style>
    <style:style style:name="gr2" style:family="graphic" style:parent-style-name="standard">
      <style:graphic-properties draw:stroke="none" draw:fill="none" fo:min-height="1.094cm"/>
      <style:paragraph-properties style:writing-mode="lr-tb"/>
    </style:style>
    <style:style style:name="gr3" style:family="graphic" style:parent-style-name="standard">
      <style:graphic-properties draw:stroke="none" draw:fill="none" fo:min-height="1.095cm"/>
      <style:paragraph-properties style:writing-mode="lr-tb"/>
    </style:style>
    <style:style style:name="gr4" style:family="graphic" style:parent-style-name="standard">
      <style:graphic-properties draw:stroke="none" svg:stroke-width="0.051cm" svg:stroke-color="#63bbee" draw:marker-start-width="0.279cm" draw:marker-end-width="0.279cm" draw:fill="none" fo:min-height="1.11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none" svg:stroke-width="0.051cm" svg:stroke-color="#63bbee" draw:marker-start-width="0.279cm" draw:marker-end-width="0.279cm" draw:fill="none" fo:min-height="1.111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width="0.051cm" svg:stroke-color="#63bbee" draw:marker-start-width="0.279cm" draw:marker-end-width="0.279cm" draw:fill="none" fo:min-height="0.936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25cm" svg:stroke-color="#63bbee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814cm"/>
      <style:paragraph-properties style:writing-mode="lr-tb"/>
    </style:style>
    <style:style style:name="gr10" style:family="graphic" style:parent-style-name="standard">
      <style:graphic-properties draw:stroke="none" draw:fill="none" fo:min-height="1.812cm"/>
      <style:paragraph-properties style:writing-mode="lr-tb"/>
    </style:style>
    <style:style style:name="gr11" style:family="graphic" style:parent-style-name="standard">
      <style:graphic-properties draw:stroke="none" draw:fill="none" fo:min-height="1.813cm"/>
      <style:paragraph-properties style:writing-mode="lr-tb"/>
    </style:style>
    <style:style style:name="gr12" style:family="graphic" style:parent-style-name="standard">
      <style:graphic-properties draw:stroke="none" draw:fill="none" fo:min-height="0.509cm"/>
      <style:paragraph-properties style:writing-mode="lr-tb"/>
    </style:style>
    <style:style style:name="gr13" style:family="graphic" style:parent-style-name="standard">
      <style:graphic-properties draw:stroke="none" svg:stroke-width="0.051cm" svg:stroke-color="#63bbee" draw:marker-start-width="0.279cm" draw:marker-end-width="0.279cm" draw:fill="none" fo:min-height="1.86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width="0.051cm" svg:stroke-color="#63bbee" draw:marker-start-width="0.279cm" draw:marker-end-width="0.279cm" draw:fill="none" fo:min-height="1.864cm" fo:padding-top="0.15cm" fo:padding-bottom="0.15cm" fo:padding-left="0.275cm" fo:padding-right="0.275cm"/>
      <style:paragraph-properties style:writing-mode="lr-tb"/>
    </style:style>
    <style:style style:name="gr15" style:family="graphic" style:parent-style-name="objectwithoutfill">
      <style:graphic-properties svg:stroke-width="0.051cm" svg:stroke-color="#d36118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051cm" svg:stroke-color="#63bbee" draw:marker-start-width="0.279cm" draw:marker-end-width="0.279cm" draw:fill="none" fo:min-height="0.636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19" style:family="graphic" style:parent-style-name="standard">
      <style:graphic-properties draw:stroke="none" draw:fill="none" fo:min-height="0.768cm"/>
      <style:paragraph-properties style:writing-mode="lr-tb"/>
    </style:style>
    <style:style style:name="gr20" style:family="graphic" style:parent-style-name="standard">
      <style:graphic-properties draw:stroke="none" draw:fill="none" fo:min-height="1.017cm"/>
      <style:paragraph-properties style:writing-mode="lr-tb"/>
    </style:style>
    <style:style style:name="gr21" style:family="graphic" style:parent-style-name="standard">
      <style:graphic-properties draw:stroke="none" draw:fill="none" fo:min-height="0.89cm"/>
      <style:paragraph-properties style:writing-mode="lr-tb"/>
    </style:style>
    <style:style style:name="gr22" style:family="graphic" style:parent-style-name="standard">
      <style:graphic-properties draw:stroke="none" svg:stroke-width="0.051cm" svg:stroke-color="#63bbee" draw:marker-start-width="0.279cm" draw:marker-end-width="0.279cm" draw:fill="gradient" draw:fill-gradient-name="Gradient_20_4" draw:gradient-step-count="64" draw:textarea-horizontal-align="justify" draw:textarea-vertical-align="middle" draw:auto-grow-height="false" fo:min-height="0.018cm" fo:min-width="6.284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63bbee" draw:marker-start-width="0.279cm" draw:marker-end-width="0.279cm" draw:fill="gradient" draw:fill-gradient-name="Gradient_20_3" draw:gradient-step-count="64" draw:textarea-horizontal-align="justify" draw:textarea-vertical-align="middle" draw:auto-grow-height="false" fo:min-height="0.018cm" fo:min-width="6.27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63bbee" draw:marker-start-width="0.279cm" draw:marker-end-width="0.279cm" draw:fill="none" fo:min-height="0.768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color="#5a5a55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5a5a55" draw:fill="solid" draw:fill-color="#d36118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5a5a55" draw:fill="solid" draw:fill-color="#e9b91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5a5a55" draw:fill="solid" draw:fill-color="#1c99e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width="0.051cm" svg:stroke-color="#63bbee" draw:marker-start-width="0.279cm" draw:marker-end-width="0.279cm" draw:fill="none" draw:textarea-horizontal-align="justify" draw:textarea-vertical-align="middle" draw:auto-grow-height="false" fo:min-height="7.558cm" fo:min-width="7.308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63bbee" draw:marker-start-width="0.279cm" draw:marker-end-width="0.279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Double_20_Dash_20__28_Rounded_29_" svg:stroke-width="0.051cm" svg:stroke-color="#63bbee" draw:marker-start-width="0.279cm" draw:marker-end-width="0.279cm" svg:stroke-linecap="round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63bbee" draw:marker-start-width="0.279cm" draw:marker-end-width="0.279cm" draw:fill="none" fo:min-height="1.271cm" fo:padding-top="0.15cm" fo:padding-bottom="0.15cm" fo:padding-left="0.275cm" fo:padding-right="0.275cm"/>
      <style:paragraph-properties style:writing-mode="lr-tb"/>
    </style:style>
    <style:style style:name="gr33" style:family="graphic" style:parent-style-name="objectwithoutfill">
      <style:graphic-properties svg:stroke-width="0.051cm" svg:stroke-color="#63bbee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draw:fill="none" fo:min-height="1.907cm"/>
      <style:paragraph-properties style:writing-mode="lr-tb"/>
    </style:style>
    <style:style style:name="gr35" style:family="graphic" style:parent-style-name="objectwithoutfill">
      <style:graphic-properties draw:stroke="dash" draw:stroke-dash="Long_20_Dash" svg:stroke-width="0.051cm" svg:stroke-color="#e9b913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e9b913" draw:marker-start-width="0.279cm" draw:marker-end-width="0.279cm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63bbee" draw:marker-start-width="0.279cm" draw:marker-end-width="0.279cm" draw:fill="none" fo:min-height="1.906cm" fo:padding-top="0.15cm" fo:padding-bottom="0.15cm" fo:padding-left="0.275cm" fo:padding-right="0.275cm"/>
      <style:paragraph-properties style:writing-mode="lr-tb"/>
    </style:style>
    <style:style style:name="gr38" style:family="graphic" style:parent-style-name="standard">
      <style:graphic-properties draw:stroke="none" draw:fill="none" fo:min-height="10.834cm"/>
      <style:paragraph-properties style:writing-mode="lr-tb"/>
    </style:style>
    <style:style style:name="gr39" style:family="graphic" style:parent-style-name="standard">
      <style:graphic-properties draw:stroke="none" draw:fill="none" fo:min-height="1.22cm"/>
      <style:paragraph-properties style:writing-mode="lr-tb"/>
    </style:style>
    <style:style style:name="gr40" style:family="graphic" style:parent-style-name="standard">
      <style:graphic-properties draw:stroke="none" draw:fill="none" fo:min-height="1.219cm"/>
      <style:paragraph-properties style:writing-mode="lr-tb"/>
    </style:style>
    <style:style style:name="gr41" style:family="graphic" style:parent-style-name="standard">
      <style:graphic-properties draw:stroke="none" svg:stroke-width="0.051cm" svg:stroke-color="#63bbee" draw:marker-start-width="0.279cm" draw:marker-end-width="0.279cm" draw:fill="none" fo:min-height="1.242cm" fo:padding-top="0.15cm" fo:padding-bottom="0.15cm" fo:padding-left="0.275cm" fo:padding-right="0.275cm"/>
      <style:paragraph-properties style:writing-mode="lr-tb"/>
    </style:style>
    <style:style style:name="gr42" style:family="graphic" style:parent-style-name="standard">
      <style:graphic-properties draw:stroke="none" draw:fill="none" fo:min-height="0.686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width="0.051cm" svg:stroke-color="#63bbee" draw:marker-start-width="0.279cm" draw:marker-end-width="0.279cm" draw:fill="none" fo:min-height="0.201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5cd53" loext:opacity="100%" style:font-name="Urbit Sans TT" fo:font-size="24pt" fo:font-weight="bold" fo:background-color="transparent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style:writing-mode="lr-tb"/>
      <style:text-properties fo:color="#63bbee" loext:opacity="100%"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/>
      <style:paragraph-properties style:writing-mode="lr-tb"/>
      <style:text-properties fo:color="#63bbee" loext:opacity="100%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15pt" fo:font-weight="bold" style:font-size-asian="15pt" style:font-weight-asian="normal" style:font-size-complex="15pt" style:font-weight-complex="normal"/>
    </style:style>
    <style:style style:name="P9" style:family="paragraph">
      <loext:graphic-properties draw:fill="none"/>
      <style:paragraph-properties style:writing-mode="lr-tb"/>
      <style:text-properties fo:color="#d36118" loext:opacity="100%" fo:font-size="15pt" fo:font-weight="bold" style:font-size-asian="15pt" style:font-weight-asian="normal" style:font-size-complex="15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color="#f5cd53" loext:opacity="100%" style:font-name="Urbit Sans TT" fo:font-size="18pt" fo:font-weight="normal" fo:background-color="transparent" style:font-weight-asian="normal" style:font-weight-complex="normal"/>
    </style:style>
    <style:style style:name="P11" style:family="paragraph">
      <loext:graphic-properties draw:fill="none"/>
      <style:paragraph-properties style:writing-mode="lr-tb"/>
      <style:text-properties fo:color="#aadcf7" loext:opacity="100%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/>
      <style:paragraph-properties style:writing-mode="lr-tb"/>
      <style:text-properties fo:color="#d36118" loext:opacity="100%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/>
      <style:paragraph-properties style:writing-mode="lr-tb"/>
      <style:text-properties fo:color="#f09e6f" loext:opacity="100%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  <style:paragraph-properties style:writing-mode="lr-tb"/>
      <style:text-properties fo:color="#f9cfb5" loext:opacity="100%"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/>
      <style:paragraph-properties style:writing-mode="lr-tb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/>
      <style:paragraph-properties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/>
      <style:paragraph-properties style:writing-mode="lr-tb"/>
      <style:text-properties fo:color="#d36118" loext:opacity="100%"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="none"/>
      <style:paragraph-properties style:writing-mode="lr-tb"/>
      <style:text-properties fo:color="#ffffff" loext:opacity="100%"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paragraph-properties style:writing-mode="lr-tb"/>
      <style:text-properties fo:color="#63bbee" loext:opacity="100%" fo:font-size="24pt" fo:font-weight="normal" style:font-size-asian="24pt" style:font-weight-asian="normal" style:font-size-complex="24pt" style:font-weight-complex="normal"/>
    </style:style>
    <style:style style:name="P20" style:family="paragraph">
      <loext:graphic-properties draw:fill="none"/>
      <style:paragraph-properties style:writing-mode="lr-tb"/>
      <style:text-properties fo:color="#f09e6f" loext:opacity="100%" fo:font-size="21pt" fo:font-weight="normal" style:font-size-asian="21pt" style:font-weight-asian="normal" style:font-size-complex="21pt" style:font-weight-complex="normal"/>
    </style:style>
    <style:style style:name="P21" style:family="paragraph">
      <loext:graphic-properties draw:fill="none"/>
      <style:paragraph-properties style:writing-mode="lr-tb"/>
      <style:text-properties fo:color="#f9cfb5" loext:opacity="100%" fo:font-size="21pt" fo:font-weight="normal" style:font-size-asian="21pt" style:font-weight-asian="normal" style:font-size-complex="21pt" style:font-weight-complex="normal"/>
    </style:style>
    <style:style style:name="P22" style:family="paragraph">
      <loext:graphic-properties draw:fill="gradient" draw:fill-gradient-name="Gradient_20_4" draw:gradient-step-count="64"/>
      <style:paragraph-properties fo:text-align="center"/>
    </style:style>
    <style:style style:name="P23" style:family="paragraph">
      <loext:graphic-properties draw:fill="gradient" draw:fill-gradient-name="Gradient_20_3" draw:gradient-step-count="64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d36118"/>
      <style:paragraph-properties fo:text-align="center"/>
    </style:style>
    <style:style style:name="P27" style:family="paragraph">
      <loext:graphic-properties draw:fill="solid" draw:fill-color="#e9b913"/>
      <style:paragraph-properties fo:text-align="center"/>
    </style:style>
    <style:style style:name="P28" style:family="paragraph">
      <loext:graphic-properties draw:fill="solid" draw:fill-color="#1c99e0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1" style:family="paragraph">
      <loext:graphic-properties draw:fill="none"/>
      <style:paragraph-properties style:writing-mode="lr-tb"/>
      <style:text-properties fo:color="#e9b913" loext:opacity="100%" fo:font-size="12pt" fo:font-weight="bold" fo:background-color="#14141e" style:font-size-asian="12pt" style:font-weight-asian="bold" style:font-size-complex="12pt" style:font-weight-complex="bold"/>
    </style:style>
    <style:style style:name="P32" style:family="paragraph">
      <loext:graphic-properties draw:fill="none"/>
      <style:paragraph-properties style:writing-mode="lr-tb"/>
      <style:text-properties fo:color="#d36118" loext:opacity="100%" fo:font-size="12pt" fo:font-weight="bold" fo:background-color="#14141e" style:font-size-asian="12pt" style:font-weight-asian="bold" style:font-size-complex="12pt" style:font-weight-complex="bold"/>
    </style:style>
    <style:style style:name="P33" style:family="paragraph">
      <loext:graphic-properties draw:fill="none"/>
      <style:paragraph-properties style:writing-mode="lr-tb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>
      <loext:graphic-properties draw:fill="none"/>
      <style:paragraph-properties fo:text-align="center" style:writing-mode="lr-tb"/>
      <style:text-properties fo:color="#d36118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fo:color="#63bbee" loext:opacity="100%" style:font-name="Urbit Sans SemiBold" fo:font-size="40pt" fo:font-weight="100" style:font-size-asian="40pt" style:font-size-complex="40pt"/>
    </style:style>
    <style:style style:name="P37" style:family="paragraph">
      <style:text-properties fo:background-color="#14140f"/>
    </style:style>
    <style:style style:name="P38" style:family="paragraph">
      <loext:graphic-properties draw:fill="none"/>
      <style:paragraph-properties style:writing-mode="lr-tb"/>
      <style:text-properties fo:color="#63bbee" loext:opacity="100%" fo:font-size="12pt" fo:font-weight="bold" fo:background-color="#14140f" style:font-size-asian="12pt" style:font-weight-asian="bold" style:font-size-complex="12pt" style:font-weight-complex="bold"/>
    </style:style>
    <style:style style:name="P39" style:family="paragraph">
      <style:paragraph-properties fo:text-align="center"/>
      <style:text-properties fo:background-color="#14140f"/>
    </style:style>
    <style:style style:name="P40" style:family="paragraph">
      <loext:graphic-properties draw:fill="none"/>
      <style:paragraph-properties fo:text-align="center" style:writing-mode="lr-tb"/>
      <style:text-properties fo:font-size="15pt" fo:font-style="normal" fo:font-weight="bold" fo:background-color="#14140f" style:font-size-asian="15pt" style:font-style-asian="normal" style:font-weight-asian="bold" style:font-size-complex="15pt" style:font-style-complex="normal" style:font-weight-complex="bold"/>
    </style:style>
    <style:style style:name="P41" style:family="paragraph">
      <loext:graphic-properties draw:fill="none"/>
      <style:paragraph-properties fo:text-align="center"/>
      <style:text-properties fo:background-color="#14140f"/>
    </style:style>
    <style:style style:name="P42" style:family="paragraph">
      <loext:graphic-properties draw:fill="none"/>
      <style:paragraph-properties style:writing-mode="lr-tb"/>
      <style:text-properties fo:color="#63bbee" loext:opacity="100%" fo:font-size="12pt" fo:font-weight="bold" fo:background-color="transparent" style:font-size-asian="12pt" style:font-weight-asian="bold" style:font-size-complex="12pt" style:font-weight-complex="bold"/>
    </style:style>
    <style:style style:name="P43" style:family="paragraph">
      <style:text-properties fo:background-color="transparent"/>
    </style:style>
    <style:style style:name="P44" style:family="paragraph">
      <loext:graphic-properties draw:fill="none"/>
      <style:paragraph-properties style:writing-mode="lr-tb"/>
      <style:text-properties fo:color="#63bbee" loext:opacity="100%" fo:font-size="10.5pt" fo:font-weight="normal" fo:background-color="transparent" style:font-size-asian="10.5pt" style:font-weight-asian="normal" style:font-size-complex="10.5pt" style:font-weight-complex="normal"/>
    </style:style>
    <style:style style:name="P45" style:family="paragraph">
      <loext:graphic-properties draw:fill="none"/>
      <style:paragraph-properties style:writing-mode="lr-tb"/>
      <style:text-properties fo:color="#373733" loext:opacity="100%" fo:font-size="256pt" fo:font-weight="bold" style:font-size-asian="256pt" style:font-weight-asian="bold" style:font-size-complex="256pt" style:font-weight-complex="bold"/>
    </style:style>
    <style:style style:name="P4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7" style:family="paragraph">
      <loext:graphic-properties draw:fill="none"/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f5cd53" loext:opacity="100%" style:font-name="Urbit Sans TT" fo:font-size="24pt" fo:font-weight="bold" fo:background-color="transparent" style:font-size-asian="24pt" style:font-weight-asian="bold" style:font-size-complex="24pt" style:font-weight-complex="bold"/>
    </style:style>
    <style:style style:name="T2" style:family="text">
      <style:text-properties fo:color="#f5cd53" loext:opacity="100%" style:font-name="Urbit Sans TT" fo:font-size="24pt" fo:font-weight="normal" fo:background-color="transparent" style:font-size-asian="24pt" style:font-weight-asian="normal" style:font-size-complex="24pt" style:font-weight-complex="normal"/>
    </style:style>
    <style:style style:name="T3" style:family="text">
      <style:text-properties fo:color="#63bbee" loext:opacity="100%" style:font-name="Urbit Sans Mono TT" fo:font-size="24pt" fo:font-weight="normal" fo:background-color="transparent" style:font-name-asian="Urbit Sans TT1" style:font-size-asian="24pt" style:font-weight-asian="normal" style:font-name-complex="Urbit Sans TT1" style:font-size-complex="24pt" style:font-weight-complex="normal"/>
    </style:style>
    <style:style style:name="T4" style:family="text">
      <style:text-properties fo:color="#f5cd53" loext:opacity="100%" style:font-name="Urbit Sans Mono TT" fo:font-size="24pt" fo:font-weight="normal" fo:background-color="transparent" style:font-name-asian="Urbit Sans TT1" style:font-size-asian="24pt" style:font-weight-asian="normal" style:font-name-complex="Urbit Sans TT1" style:font-size-complex="24pt" style:font-weight-complex="normal"/>
    </style:style>
    <style:style style:name="T5" style:family="text">
      <style:text-properties fo:color="#63bbee" loext:opacity="100%" style:font-name="Urbit Sans TT1" fo:font-size="18pt" fo:font-weight="normal" fo:background-color="transparent" style:font-name-asian="Urbit Sans TT1" style:font-size-asian="18pt" style:font-weight-asian="normal" style:font-name-complex="Urbit Sans TT1" style:font-size-complex="18pt" style:font-weight-complex="normal"/>
    </style:style>
    <style:style style:name="T6" style:family="text">
      <style:text-properties fo:color="#63bbee" loext:opacity="100%" style:font-name="Urbit Sans TT1" fo:font-size="12pt" fo:font-weight="bold" fo:background-color="transparent" style:font-name-asian="Urbit Sans TT1" style:font-size-asian="12pt" style:font-weight-asian="bold" style:font-name-complex="Urbit Sans TT1" style:font-size-complex="12pt" style:font-weight-complex="bold"/>
    </style:style>
    <style:style style:name="T7" style:family="text">
      <style:text-properties fo:color="#f5cd53" loext:opacity="100%" style:font-name="Urbit Sans TT" fo:font-size="15pt" fo:font-weight="normal" fo:background-color="transparent" style:font-size-asian="15pt" style:font-weight-asian="normal" style:font-size-complex="15pt" style:font-weight-complex="normal"/>
    </style:style>
    <style:style style:name="T8" style:family="text">
      <style:text-properties fo:color="#f5cd53" loext:opacity="100%" style:font-name="Urbit Sans TT" fo:font-size="15pt" fo:font-weight="bold" fo:background-color="transparent" style:font-size-asian="15pt" style:font-weight-asian="normal" style:font-size-complex="15pt" style:font-weight-complex="normal"/>
    </style:style>
    <style:style style:name="T9" style:family="text">
      <style:text-properties fo:color="#d36118" loext:opacity="100%" style:font-name="Urbit Sans TT" fo:font-size="15pt" fo:font-weight="bold" fo:background-color="transparent" style:font-size-asian="15pt" style:font-weight-asian="normal" style:font-size-complex="15pt" style:font-weight-complex="normal"/>
    </style:style>
    <style:style style:name="T10" style:family="text">
      <style:text-properties fo:color="#f5cd53" loext:opacity="100%" style:font-name="Urbit Sans TT" fo:font-size="18pt" fo:font-weight="normal" fo:background-color="transparent" style:font-weight-asian="normal" style:font-weight-complex="normal"/>
    </style:style>
    <style:style style:name="T11" style:family="text">
      <style:text-properties fo:color="#aadcf7" loext:opacity="100%" style:font-name="Urbit Sans TT1" fo:font-size="18pt" fo:font-weight="normal" fo:background-color="transparent" style:font-name-asian="Urbit Sans TT1" style:font-size-asian="18pt" style:font-weight-asian="normal" style:font-name-complex="Urbit Sans TT1" style:font-size-complex="18pt" style:font-weight-complex="normal"/>
    </style:style>
    <style:style style:name="T12" style:family="text">
      <style:text-properties fo:color="#d36118" loext:opacity="100%" style:font-name="Urbit Sans TT1" fo:font-size="18pt" fo:font-weight="normal" fo:background-color="transparent" style:font-name-asian="Urbit Sans TT1" style:font-size-asian="18pt" style:font-weight-asian="normal" style:font-name-complex="Urbit Sans TT1" style:font-size-complex="18pt" style:font-weight-complex="normal"/>
    </style:style>
    <style:style style:name="T13" style:family="text">
      <style:text-properties fo:color="#f09e6f" loext:opacity="100%" style:font-name="Urbit Sans TT1" fo:font-size="18pt" fo:font-weight="normal" fo:background-color="transparent" style:font-name-asian="Urbit Sans TT1" style:font-size-asian="18pt" style:font-weight-asian="normal" style:font-name-complex="Urbit Sans TT1" style:font-size-complex="18pt" style:font-weight-complex="normal"/>
    </style:style>
    <style:style style:name="T14" style:family="text">
      <style:text-properties fo:color="#f9cfb5" loext:opacity="100%" style:font-name="Urbit Sans TT1" fo:font-size="18pt" fo:font-weight="normal" fo:background-color="transparent" style:font-name-asian="Urbit Sans TT1" style:font-size-asian="18pt" style:font-weight-asian="normal" style:font-name-complex="Urbit Sans TT1" style:font-size-complex="18pt" style:font-weight-complex="normal"/>
    </style:style>
    <style:style style:name="T15" style:family="text">
      <style:text-properties fo:color="#ffffff" loext:opacity="100%" style:font-name="Urbit Sans TT1" fo:font-size="18pt" fo:font-weight="normal" fo:background-color="transparent" style:font-name-asian="Urbit Sans TT1" style:font-size-asian="18pt" style:font-weight-asian="normal" style:font-name-complex="Urbit Sans TT1" style:font-size-complex="18pt" style:font-weight-complex="normal"/>
    </style:style>
    <style:style style:name="T16" style:family="text">
      <style:text-properties fo:color="#ffffff" loext:opacity="100%" style:font-name="Urbit Sans TT1" fo:font-size="12pt" fo:font-weight="bold" fo:background-color="transparent" style:font-name-asian="Urbit Sans TT1" style:font-size-asian="12pt" style:font-weight-asian="bold" style:font-name-complex="Urbit Sans TT1" style:font-size-complex="12pt" style:font-weight-complex="bold"/>
    </style:style>
    <style:style style:name="T17" style:family="text">
      <style:text-properties fo:color="#d36118" loext:opacity="100%" style:font-name="Urbit Sans TT1" fo:font-size="24pt" fo:font-weight="normal" fo:background-color="transparent" style:font-name-asian="Urbit Sans TT1" style:font-size-asian="24pt" style:font-weight-asian="normal" style:font-name-complex="Urbit Sans TT1" style:font-size-complex="24pt" style:font-weight-complex="normal"/>
    </style:style>
    <style:style style:name="T18" style:family="text">
      <style:text-properties fo:color="#ffffff" loext:opacity="100%" style:font-name="Urbit Sans TT1" fo:font-size="24pt" fo:font-weight="normal" fo:background-color="transparent" style:font-name-asian="Urbit Sans TT1" style:font-size-asian="24pt" style:font-weight-asian="normal" style:font-name-complex="Urbit Sans TT1" style:font-size-complex="24pt" style:font-weight-complex="normal"/>
    </style:style>
    <style:style style:name="T19" style:family="text">
      <style:text-properties fo:color="#63bbee" loext:opacity="100%" style:font-name="Urbit Sans TT1" fo:font-size="24pt" fo:font-weight="normal" fo:background-color="transparent" style:font-name-asian="Urbit Sans TT1" style:font-size-asian="24pt" style:font-weight-asian="normal" style:font-name-complex="Urbit Sans TT1" style:font-size-complex="24pt" style:font-weight-complex="normal"/>
    </style:style>
    <style:style style:name="T20" style:family="text">
      <style:text-properties fo:color="#f09e6f" loext:opacity="100%" style:font-name="Urbit Sans TT1" fo:font-size="21pt" fo:font-weight="normal" fo:background-color="transparent" style:font-name-asian="Urbit Sans TT1" style:font-size-asian="21pt" style:font-weight-asian="normal" style:font-name-complex="Urbit Sans TT1" style:font-size-complex="21pt" style:font-weight-complex="normal"/>
    </style:style>
    <style:style style:name="T21" style:family="text">
      <style:text-properties fo:color="#f9cfb5" loext:opacity="100%" style:font-name="Urbit Sans TT1" fo:font-size="21pt" fo:font-weight="normal" fo:background-color="transparent" style:font-name-asian="Urbit Sans TT1" style:font-size-asian="21pt" style:font-weight-asian="normal" style:font-name-complex="Urbit Sans TT1" style:font-size-complex="21pt" style:font-weight-complex="normal"/>
    </style:style>
    <style:style style:name="T22" style:family="text">
      <style:text-properties fo:color="#ffffff" loext:opacity="100%" style:font-name="Urbit Sans TT" fo:font-size="15pt" fo:font-weight="normal" fo:background-color="transparent" style:font-size-asian="15pt" style:font-weight-asian="normal" style:font-size-complex="15pt" style:font-weight-complex="normal"/>
    </style:style>
    <style:style style:name="T23" style:family="text">
      <style:text-properties fo:color="#f5cd53" loext:opacity="100%" style:font-name="Urbit Sans TT" fo:font-size="15pt" fo:font-style="italic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24" style:family="text">
      <style:text-properties fo:color="#f5cd53" loext:opacity="100%" style:font-name="Urbit Sans TT1" fo:font-size="15pt" fo:font-style="italic" fo:font-weight="bold" fo:background-color="transparent" style:font-name-asian="Urbit Sans TT1" style:font-size-asian="15pt" style:font-style-asian="italic" style:font-weight-asian="bold" style:font-name-complex="Urbit Sans TT1" style:font-size-complex="15pt" style:font-style-complex="italic" style:font-weight-complex="bold"/>
    </style:style>
    <style:style style:name="T25" style:family="text">
      <style:text-properties fo:color="#e9b913" loext:opacity="100%" style:font-name="Urbit Sans TT1" fo:font-size="12pt" fo:font-weight="bold" fo:background-color="#14141e" style:font-name-asian="Urbit Sans TT1" style:font-size-asian="12pt" style:font-weight-asian="bold" style:font-name-complex="Urbit Sans TT1" style:font-size-complex="12pt" style:font-weight-complex="bold"/>
    </style:style>
    <style:style style:name="T26" style:family="text">
      <style:text-properties fo:color="#d36118" loext:opacity="100%" style:font-name="Urbit Sans TT1" fo:font-size="12pt" fo:font-weight="bold" fo:background-color="#14141e" style:font-name-asian="Urbit Sans TT1" style:font-size-asian="12pt" style:font-weight-asian="bold" style:font-name-complex="Urbit Sans TT1" style:font-size-complex="12pt" style:font-weight-complex="bold"/>
    </style:style>
    <style:style style:name="T27" style:family="text">
      <style:text-properties fo:color="#f5cd53" loext:opacity="100%" style:font-name="Urbit Sans TT1" fo:font-size="15pt" fo:font-style="normal" fo:font-weight="bold" fo:background-color="transparent" style:font-name-asian="Urbit Sans TT1" style:font-size-asian="15pt" style:font-style-asian="normal" style:font-weight-asian="bold" style:font-name-complex="Urbit Sans TT1" style:font-size-complex="15pt" style:font-style-complex="normal" style:font-weight-complex="bold"/>
    </style:style>
    <style:style style:name="T28" style:family="text">
      <style:text-properties fo:color="#f5cd53" loext:opacity="100%" style:text-position="sub 58%" style:font-name="Urbit Sans TT1" fo:font-size="15pt" fo:font-style="normal" fo:font-weight="bold" fo:background-color="transparent" style:font-name-asian="Urbit Sans TT1" style:font-size-asian="15pt" style:font-style-asian="normal" style:font-weight-asian="bold" style:font-name-complex="Urbit Sans TT1" style:font-size-complex="15pt" style:font-style-complex="normal" style:font-weight-complex="bold"/>
    </style:style>
    <style:style style:name="T29" style:family="text">
      <style:text-properties fo:color="#d36118" loext:opacity="100%" style:font-name="Urbit Sans TT1" fo:font-size="15pt" fo:font-style="normal" fo:font-weight="bold" fo:background-color="transparent" style:font-name-asian="Urbit Sans TT1" style:font-size-asian="15pt" style:font-style-asian="normal" style:font-weight-asian="bold" style:font-name-complex="Urbit Sans TT1" style:font-size-complex="15pt" style:font-style-complex="normal" style:font-weight-complex="bold"/>
    </style:style>
    <style:style style:name="T30" style:family="text">
      <style:text-properties fo:color="#63bbee" loext:opacity="100%" style:font-name="Urbit Sans SemiBold" fo:font-size="40pt" fo:font-weight="100" style:font-size-asian="40pt" style:font-size-complex="40pt"/>
    </style:style>
    <style:style style:name="T31" style:family="text">
      <style:text-properties fo:color="#63bbee" loext:opacity="100%" style:font-name="Urbit Sans TT1" fo:font-size="12pt" fo:font-weight="bold" fo:background-color="#14140f" style:font-name-asian="Urbit Sans TT1" style:font-size-asian="12pt" style:font-weight-asian="bold" style:font-name-complex="Urbit Sans TT1" style:font-size-complex="12pt" style:font-weight-complex="bold"/>
    </style:style>
    <style:style style:name="T32" style:family="text">
      <style:text-properties fo:color="#f5cd53" loext:opacity="100%" style:font-name="Urbit Sans TT1" fo:font-size="15pt" fo:font-style="normal" fo:font-weight="bold" style:font-name-asian="Urbit Sans TT1" style:font-size-asian="15pt" style:font-style-asian="normal" style:font-weight-asian="bold" style:font-name-complex="Urbit Sans TT1" style:font-size-complex="15pt" style:font-style-complex="normal" style:font-weight-complex="bold"/>
    </style:style>
    <style:style style:name="T33" style:family="text">
      <style:text-properties fo:color="#63bbee" loext:opacity="100%" style:font-name="Urbit Sans TT1" fo:font-size="12pt" fo:font-weight="bold" style:font-name-asian="Urbit Sans TT1" style:font-size-asian="12pt" style:font-weight-asian="bold" style:font-name-complex="Urbit Sans TT1" style:font-size-complex="12pt" style:font-weight-complex="bold"/>
    </style:style>
    <style:style style:name="T34" style:family="text">
      <style:text-properties fo:color="#373733" loext:opacity="100%" style:font-name="Urbit Sans TT1" fo:font-size="256pt" fo:font-weight="bold" fo:background-color="transparent" style:font-name-asian="Urbit Sans TT1" style:font-size-asian="256pt" style:font-weight-asian="bold" style:font-name-complex="Urbit Sans TT1" style:font-size-complex="25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38cm" svg:height="2.283cm" svg:x="6.757cm" svg:y="13.576cm">
          <draw:text-box>
            <text:p><text:span text:style-name="T1">A FUTURE FOR STARS <text:s text:c="12"/></text:span><text:span text:style-name="T2">~lagrev-nocfep</text:span></text:p>
            <text:p><text:span text:style-name="T3"></text:span><text:span text:style-name="T4"> <text:s text:c="10"/></text:span><text:span text:style-name="T4">%reassembly-2023</text:span></text:p>
          </draw:text-box>
        </draw:frame>
        <draw:frame draw:style-name="gr2" draw:text-style-name="P2" draw:layer="layout" svg:width="1.602cm" svg:height="1.344cm" svg:x="6.745cm" svg:y="1.895cm">
          <draw:text-box>
            <text:p><text:span text:style-name="T5"></text:span></text:p>
          </draw:text-box>
        </draw:frame>
        <draw:frame draw:style-name="gr2" draw:text-style-name="P2" draw:layer="layout" svg:width="1.602cm" svg:height="1.344cm" svg:x="8.958cm" svg:y="2.21cm">
          <draw:text-box>
            <text:p><text:span text:style-name="T5"></text:span></text:p>
          </draw:text-box>
        </draw:frame>
        <draw:frame draw:style-name="gr3" draw:text-style-name="P2" draw:layer="layout" svg:width="1.602cm" svg:height="1.345cm" svg:x="9.972cm" svg:y="3.21cm">
          <draw:text-box>
            <text:p><text:span text:style-name="T5"></text:span></text:p>
          </draw:text-box>
        </draw:frame>
        <draw:frame draw:style-name="gr2" draw:text-style-name="P2" draw:layer="layout" svg:width="1.602cm" svg:height="1.344cm" svg:x="11.275cm" svg:y="4.353cm">
          <draw:text-box>
            <text:p><text:span text:style-name="T5"></text:span></text:p>
          </draw:text-box>
        </draw:frame>
        <draw:frame draw:style-name="gr2" draw:text-style-name="P2" draw:layer="layout" svg:width="1.602cm" svg:height="1.344cm" svg:x="13.555cm" svg:y="6.596cm">
          <draw:text-box>
            <text:p><text:span text:style-name="T5"></text:span></text:p>
          </draw:text-box>
        </draw:frame>
        <draw:frame draw:style-name="gr2" draw:text-style-name="P2" draw:layer="layout" svg:width="1.601cm" svg:height="1.344cm" svg:x="11.179cm" svg:y="5.809cm">
          <draw:text-box>
            <text:p><text:span text:style-name="T5"></text:span></text:p>
          </draw:text-box>
        </draw:frame>
        <draw:frame draw:style-name="gr2" draw:text-style-name="P2" draw:layer="layout" svg:width="1.602cm" svg:height="1.344cm" svg:x="14.423cm" svg:y="5.128cm">
          <draw:text-box>
            <text:p><text:span text:style-name="T5"></text:span></text:p>
          </draw:text-box>
        </draw:frame>
        <draw:frame draw:style-name="gr2" draw:text-style-name="P3" draw:layer="layout" svg:width="1.602cm" svg:height="1.344cm" svg:x="20.079cm" svg:y="7.272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6.798cm" svg:y="7.29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7.886cm" svg:y="6.251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6.934cm" svg:y="9.79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8.422cm" svg:y="11.283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8.108cm" svg:y="11.566cm">
          <draw:text-box>
            <text:p><text:span text:style-name="T6"></text:span></text:p>
          </draw:text-box>
        </draw:frame>
        <draw:frame draw:style-name="gr2" draw:text-style-name="P3" draw:layer="layout" svg:width="1.601cm" svg:height="1.344cm" svg:x="10.367cm" svg:y="7.634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1.325cm" svg:y="9.691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3.736cm" svg:y="11.638cm">
          <draw:text-box>
            <text:p><text:span text:style-name="T6"></text:span></text:p>
          </draw:text-box>
        </draw:frame>
        <draw:frame draw:style-name="gr2" draw:text-style-name="P3" draw:layer="layout" svg:width="1.601cm" svg:height="1.344cm" svg:x="13.219cm" svg:y="11.921cm">
          <draw:text-box>
            <text:p><text:span text:style-name="T6"></text:span></text:p>
          </draw:text-box>
        </draw:frame>
        <draw:frame draw:style-name="gr2" draw:text-style-name="P3" draw:layer="layout" svg:width="1.601cm" svg:height="1.344cm" svg:x="16.285cm" svg:y="8.796cm">
          <draw:text-box>
            <text:p><text:span text:style-name="T6"></text:span></text:p>
          </draw:text-box>
        </draw:frame>
        <draw:frame draw:style-name="gr4" draw:text-style-name="P4" draw:layer="layout" svg:width="4.115cm" svg:height="1.41cm" svg:x="10.783cm" svg:y="2.763cm">
          <draw:text-box>
            <text:p><text:span text:style-name="T7">Alioth</text:span></text:p>
          </draw:text-box>
        </draw:frame>
        <draw:frame draw:style-name="gr5" draw:text-style-name="P4" draw:layer="layout" svg:width="4.116cm" svg:height="1.411cm" svg:x="14.292cm" svg:y="7.175cm">
          <draw:text-box>
            <text:p><text:span text:style-name="T7">Merak</text:span></text:p>
          </draw:text-box>
        </draw:frame>
        <draw:frame draw:style-name="gr6" draw:text-style-name="P4" draw:layer="layout" svg:width="4.536cm" svg:height="1.236cm" svg:x="15.051cm" svg:y="4cm">
          <draw:text-box>
            <text:p><text:span text:style-name="T7">URSA MAJOR</text:span></text:p>
          </draw:text-box>
        </draw:frame>
        <draw:line draw:style-name="gr7" draw:text-style-name="P5" draw:layer="layout" svg:x1="11.815cm" svg:y1="5.848cm" svg:x2="11.854cm" svg:y2="5.331cm">
          <text:p/>
        </draw:line>
        <draw:line draw:style-name="gr7" draw:text-style-name="P5" draw:layer="layout" svg:x1="12.254cm" svg:y1="5.031cm" svg:x2="14.603cm" svg:y2="5.563cm">
          <text:p/>
        </draw:line>
        <draw:line draw:style-name="gr7" draw:text-style-name="P5" draw:layer="layout" svg:x1="10.328cm" svg:y1="3.483cm" svg:x2="9.797cm" svg:y2="2.959cm">
          <text:p/>
        </draw:line>
        <draw:line draw:style-name="gr7" draw:text-style-name="P5" draw:layer="layout" svg:x1="11.646cm" svg:y1="4.638cm" svg:x2="10.821cm" svg:y2="3.976cm">
          <text:p/>
        </draw:line>
        <draw:line draw:style-name="gr7" draw:text-style-name="P5" draw:layer="layout" svg:x1="12.085cm" svg:y1="6.533cm" svg:x2="13.725cm" svg:y2="7.018cm">
          <text:p/>
        </draw:line>
        <draw:line draw:style-name="gr7" draw:text-style-name="P5" draw:layer="layout" svg:x1="14.403cm" svg:y1="6.903cm" svg:x2="14.904cm" svg:y2="6.094cm">
          <text:p/>
        </draw:line>
        <draw:line draw:style-name="gr7" draw:text-style-name="P5" draw:layer="layout" svg:x1="9.088cm" svg:y1="2.636cm" svg:x2="7.833cm" svg:y2="2.474cm">
          <text:p/>
        </draw:line>
        <draw:frame draw:style-name="gr2" draw:text-style-name="P3" draw:layer="layout" svg:width="1.601cm" svg:height="1.344cm" svg:x="8.768cm" svg:y="2.034cm">
          <draw:text-box>
            <text:p><text:span text:style-name="T6">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9" draw:text-style-name="P3" draw:layer="layout" svg:width="2.459cm" svg:height="2.064cm" svg:x="7.403cm" svg:y="8.687cm">
          <draw:text-box>
            <text:p><text:span text:style-name="T6"></text:span></text:p>
          </draw:text-box>
        </draw:frame>
        <draw:frame draw:style-name="gr10" draw:text-style-name="P2" draw:layer="layout" svg:width="2.459cm" svg:height="2.062cm" svg:x="18.104cm" svg:y="8.708cm">
          <draw:text-box>
            <text:p><text:span text:style-name="T5"></text:span></text:p>
          </draw:text-box>
        </draw:frame>
        <draw:frame draw:style-name="gr9" draw:text-style-name="P3" draw:layer="layout" svg:width="2.459cm" svg:height="2.064cm" svg:x="9.895cm" svg:y="6.565cm">
          <draw:text-box>
            <text:p><text:span text:style-name="T6"></text:span></text:p>
          </draw:text-box>
        </draw:frame>
        <draw:frame draw:style-name="gr11" draw:text-style-name="P3" draw:layer="layout" svg:width="2.457cm" svg:height="2.063cm" svg:x="10.802cm" svg:y="8.037cm">
          <draw:text-box>
            <text:p><text:span text:style-name="T6"></text:span></text:p>
          </draw:text-box>
        </draw:frame>
        <draw:frame draw:style-name="gr11" draw:text-style-name="P3" draw:layer="layout" svg:width="2.459cm" svg:height="2.063cm" svg:x="8.791cm" svg:y="10.272cm">
          <draw:text-box>
            <text:p><text:span text:style-name="T6"></text:span></text:p>
          </draw:text-box>
        </draw:frame>
        <draw:frame draw:style-name="gr12" draw:text-style-name="P3" draw:layer="layout" svg:width="1.122cm" svg:height="0.759cm" svg:x="13.543cm" svg:y="7.076cm">
          <draw:text-box>
            <text:p><text:span text:style-name="T6"></text:span></text:p>
          </draw:text-box>
        </draw:frame>
        <draw:frame draw:style-name="gr11" draw:text-style-name="P3" draw:layer="layout" svg:width="2.457cm" svg:height="2.063cm" svg:x="16.251cm" svg:y="7.735cm">
          <draw:text-box>
            <text:p><text:span text:style-name="T6"></text:span></text:p>
          </draw:text-box>
        </draw:frame>
        <draw:line draw:style-name="gr7" draw:text-style-name="P5" draw:layer="layout" svg:x1="8.126cm" svg:y1="9.369cm" svg:x2="9.06cm" svg:y2="10.42cm">
          <text:p/>
        </draw:line>
        <draw:line draw:style-name="gr7" draw:text-style-name="P5" draw:layer="layout" svg:x1="10.12cm" svg:y1="7.162cm" svg:x2="8.196cm" svg:y2="8.89cm">
          <text:p/>
        </draw:line>
        <draw:line draw:style-name="gr7" draw:text-style-name="P5" draw:layer="layout" svg:x1="11.104cm" svg:y1="8.703cm" svg:x2="9.551cm" svg:y2="10.362cm">
          <text:p/>
        </draw:line>
        <draw:line draw:style-name="gr7" draw:text-style-name="P5" draw:layer="layout" svg:x1="10.567cm" svg:y1="7.208cm" svg:x2="11.093cm" svg:y2="8.154cm">
          <text:p/>
        </draw:line>
        <draw:line draw:style-name="gr7" draw:text-style-name="P5" draw:layer="layout" svg:x1="11.583cm" svg:y1="8.282cm" svg:x2="13.721cm" svg:y2="7.593cm">
          <text:p/>
        </draw:line>
        <draw:line draw:style-name="gr7" draw:text-style-name="P5" draw:layer="layout" svg:x1="16.326cm" svg:y1="8.072cm" svg:x2="14.352cm" svg:y2="7.593cm">
          <text:p/>
        </draw:line>
        <draw:line draw:style-name="gr7" draw:text-style-name="P5" draw:layer="layout" svg:x1="16.98cm" svg:y1="8.317cm" svg:x2="18.347cm" svg:y2="9.053cm">
          <text:p/>
        </draw:line>
        <draw:frame draw:style-name="gr13" draw:text-style-name="P4" draw:layer="layout" svg:width="6.317cm" svg:height="2.165cm" svg:x="18.873cm" svg:y="9.391cm">
          <draw:text-box>
            <text:p><text:span text:style-name="T7">Polaris</text:span></text:p>
          </draw:text-box>
        </draw:frame>
        <draw:frame draw:style-name="gr14" draw:text-style-name="P4" draw:layer="layout" svg:width="6.316cm" svg:height="2.164cm" svg:x="15.626cm" svg:y="5.35cm">
          <draw:text-box>
            <text:p><text:span text:style-name="T7">URSA MINO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15" draw:text-style-name="P5" draw:layer="layout" svg:x1="9.019cm" svg:y1="3.722cm" svg:x2="9.019cm" svg:y2="12.7cm">
          <text:p/>
        </draw:line>
        <draw:line draw:style-name="gr15" draw:text-style-name="P5" draw:layer="layout" svg:x1="16.055cm" svg:y1="3.722cm" svg:x2="16.055cm" svg:y2="12.7cm">
          <text:p/>
        </draw:line>
        <draw:frame draw:style-name="gr16" draw:text-style-name="P5" draw:layer="layout" svg:width="21.008cm" svg:height="11.817cm" svg:x="3.226cm" svg:y="3.358cm">
          <draw:image xlink:href="Pictures/2000023300003C01000021C1A46F936340F1C8B4.svm" xlink:type="simple" xlink:show="embed" xlink:actuate="onLoad" draw:mime-type="image/x-svm">
            <text:p/>
          </draw:image>
          <draw:image xlink:href="Pictures/1000000100000368000001EB56A485F6B4FB8D60.png" xlink:type="simple" xlink:show="embed" xlink:actuate="onLoad" draw:mime-type="image/png"/>
        </draw:frame>
        <draw:frame draw:style-name="gr17" draw:text-style-name="P8" draw:layer="layout" svg:width="3.24cm" svg:height="0.936cm" draw:transform="rotate (1.5707963267949) translate (1.702cm 9.69cm)">
          <draw:text-box>
            <text:p><text:span text:style-name="T8">Price / USD</text:span></text:p>
          </draw:text-box>
        </draw:frame>
        <draw:frame draw:style-name="gr17" draw:text-style-name="P9" draw:layer="layout" svg:width="3.169cm" svg:height="0.936cm" svg:x="7.626cm" svg:y="2.75cm">
          <draw:text-box>
            <text:p><text:span text:style-name="T9">ASSEMBLY I</text:span></text:p>
          </draw:text-box>
        </draw:frame>
        <draw:frame draw:style-name="gr17" draw:text-style-name="P9" draw:layer="layout" svg:width="3.169cm" svg:height="0.936cm" svg:x="14.627cm" svg:y="2.75cm">
          <draw:text-box>
            <text:p><text:span text:style-name="T9">ASSEMBLY I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1.602cm" svg:height="1.344cm" svg:x="6.745cm" svg:y="3.495cm">
          <draw:text-box>
            <text:p><text:span text:style-name="T5"></text:span></text:p>
          </draw:text-box>
        </draw:frame>
        <draw:frame draw:style-name="gr2" draw:text-style-name="P2" draw:layer="layout" svg:width="1.602cm" svg:height="1.344cm" svg:x="8.958cm" svg:y="3.81cm">
          <draw:text-box>
            <text:p><text:span text:style-name="T5"></text:span></text:p>
          </draw:text-box>
        </draw:frame>
        <draw:frame draw:style-name="gr3" draw:text-style-name="P2" draw:layer="layout" svg:width="1.602cm" svg:height="1.345cm" svg:x="9.972cm" svg:y="4.81cm">
          <draw:text-box>
            <text:p><text:span text:style-name="T5"></text:span></text:p>
          </draw:text-box>
        </draw:frame>
        <draw:frame draw:style-name="gr2" draw:text-style-name="P2" draw:layer="layout" svg:width="1.602cm" svg:height="1.344cm" svg:x="11.275cm" svg:y="5.953cm">
          <draw:text-box>
            <text:p><text:span text:style-name="T5"></text:span></text:p>
          </draw:text-box>
        </draw:frame>
        <draw:frame draw:style-name="gr2" draw:text-style-name="P2" draw:layer="layout" svg:width="1.602cm" svg:height="1.344cm" svg:x="13.555cm" svg:y="8.196cm">
          <draw:text-box>
            <text:p><text:span text:style-name="T5"></text:span></text:p>
          </draw:text-box>
        </draw:frame>
        <draw:frame draw:style-name="gr2" draw:text-style-name="P2" draw:layer="layout" svg:width="1.601cm" svg:height="1.344cm" svg:x="11.179cm" svg:y="7.409cm">
          <draw:text-box>
            <text:p><text:span text:style-name="T5"></text:span></text:p>
          </draw:text-box>
        </draw:frame>
        <draw:frame draw:style-name="gr2" draw:text-style-name="P2" draw:layer="layout" svg:width="1.602cm" svg:height="1.344cm" svg:x="14.423cm" svg:y="6.728cm">
          <draw:text-box>
            <text:p><text:span text:style-name="T5"></text:span></text:p>
          </draw:text-box>
        </draw:frame>
        <draw:frame draw:style-name="gr2" draw:text-style-name="P3" draw:layer="layout" svg:width="1.602cm" svg:height="1.344cm" svg:x="20.079cm" svg:y="8.872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6.798cm" svg:y="8.89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7.886cm" svg:y="7.851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6.934cm" svg:y="11.39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8.422cm" svg:y="12.883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8.108cm" svg:y="13.166cm">
          <draw:text-box>
            <text:p><text:span text:style-name="T6"></text:span></text:p>
          </draw:text-box>
        </draw:frame>
        <draw:frame draw:style-name="gr2" draw:text-style-name="P3" draw:layer="layout" svg:width="1.601cm" svg:height="1.344cm" svg:x="10.367cm" svg:y="9.234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1.325cm" svg:y="11.291cm">
          <draw:text-box>
            <text:p><text:span text:style-name="T6"></text:span></text:p>
          </draw:text-box>
        </draw:frame>
        <draw:frame draw:style-name="gr2" draw:text-style-name="P3" draw:layer="layout" svg:width="1.602cm" svg:height="1.344cm" svg:x="13.736cm" svg:y="13.238cm">
          <draw:text-box>
            <text:p><text:span text:style-name="T6"></text:span></text:p>
          </draw:text-box>
        </draw:frame>
        <draw:frame draw:style-name="gr2" draw:text-style-name="P3" draw:layer="layout" svg:width="1.601cm" svg:height="1.344cm" svg:x="13.219cm" svg:y="13.521cm">
          <draw:text-box>
            <text:p><text:span text:style-name="T6"></text:span></text:p>
          </draw:text-box>
        </draw:frame>
        <draw:frame draw:style-name="gr2" draw:text-style-name="P3" draw:layer="layout" svg:width="1.601cm" svg:height="1.344cm" svg:x="16.285cm" svg:y="10.396cm">
          <draw:text-box>
            <text:p><text:span text:style-name="T6"></text:span></text:p>
          </draw:text-box>
        </draw:frame>
        <draw:frame draw:style-name="gr4" draw:text-style-name="P4" draw:layer="layout" svg:width="4.115cm" svg:height="1.41cm" svg:x="10.783cm" svg:y="4.363cm">
          <draw:text-box>
            <text:p><text:span text:style-name="T7">Alioth</text:span></text:p>
          </draw:text-box>
        </draw:frame>
        <draw:frame draw:style-name="gr5" draw:text-style-name="P4" draw:layer="layout" svg:width="4.116cm" svg:height="1.411cm" svg:x="14.292cm" svg:y="8.775cm">
          <draw:text-box>
            <text:p><text:span text:style-name="T7">Merak</text:span></text:p>
          </draw:text-box>
        </draw:frame>
        <draw:frame draw:style-name="gr6" draw:text-style-name="P4" draw:layer="layout" svg:width="4.536cm" svg:height="1.236cm" svg:x="15.051cm" svg:y="5.6cm">
          <draw:text-box>
            <text:p><text:span text:style-name="T7">URSA MAJOR</text:span></text:p>
          </draw:text-box>
        </draw:frame>
        <draw:line draw:style-name="gr7" draw:text-style-name="P5" draw:layer="layout" svg:x1="11.815cm" svg:y1="7.448cm" svg:x2="11.854cm" svg:y2="6.931cm">
          <text:p/>
        </draw:line>
        <draw:line draw:style-name="gr7" draw:text-style-name="P5" draw:layer="layout" svg:x1="12.254cm" svg:y1="6.631cm" svg:x2="14.603cm" svg:y2="7.163cm">
          <text:p/>
        </draw:line>
        <draw:line draw:style-name="gr7" draw:text-style-name="P5" draw:layer="layout" svg:x1="10.328cm" svg:y1="5.083cm" svg:x2="9.797cm" svg:y2="4.559cm">
          <text:p/>
        </draw:line>
        <draw:line draw:style-name="gr7" draw:text-style-name="P5" draw:layer="layout" svg:x1="11.646cm" svg:y1="6.238cm" svg:x2="10.821cm" svg:y2="5.576cm">
          <text:p/>
        </draw:line>
        <draw:line draw:style-name="gr7" draw:text-style-name="P5" draw:layer="layout" svg:x1="12.085cm" svg:y1="8.133cm" svg:x2="13.725cm" svg:y2="8.618cm">
          <text:p/>
        </draw:line>
        <draw:line draw:style-name="gr7" draw:text-style-name="P5" draw:layer="layout" svg:x1="14.403cm" svg:y1="8.503cm" svg:x2="14.904cm" svg:y2="7.694cm">
          <text:p/>
        </draw:line>
        <draw:line draw:style-name="gr7" draw:text-style-name="P5" draw:layer="layout" svg:x1="9.088cm" svg:y1="4.236cm" svg:x2="7.833cm" svg:y2="4.074cm">
          <text:p/>
        </draw:line>
        <draw:frame draw:style-name="gr2" draw:text-style-name="P3" draw:layer="layout" svg:width="1.601cm" svg:height="1.344cm" svg:x="8.768cm" svg:y="3.634cm">
          <draw:text-box>
            <text:p><text:span text:style-name="T6">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8" draw:text-style-name="P10" draw:layer="layout" svg:width="5.525cm" svg:height="1.017cm" svg:x="11.258cm" svg:y="2.175cm">
          <draw:text-box>
            <text:p><text:span text:style-name="T10">STELLAR EVOLUTION</text:span></text:p>
          </draw:text-box>
        </draw:frame>
        <draw:frame draw:style-name="gr19" draw:text-style-name="P2" draw:layer="layout" svg:width="1.213cm" svg:height="1.018cm" svg:x="8.459cm" svg:y="5.148cm">
          <draw:text-box>
            <text:p><text:span text:style-name="T5"></text:span></text:p>
          </draw:text-box>
        </draw:frame>
        <draw:frame draw:style-name="gr19" draw:text-style-name="P2" draw:layer="layout" svg:width="1.213cm" svg:height="1.018cm" svg:x="9.729cm" svg:y="5.746cm">
          <draw:text-box>
            <text:p><text:span text:style-name="T5"></text:span></text:p>
          </draw:text-box>
        </draw:frame>
        <draw:frame draw:style-name="gr19" draw:text-style-name="P11" draw:layer="layout" svg:width="1.213cm" svg:height="1.018cm" svg:x="11.083cm" svg:y="6.396cm">
          <draw:text-box>
            <text:p><text:span text:style-name="T11"></text:span></text:p>
          </draw:text-box>
        </draw:frame>
        <draw:frame draw:style-name="gr19" draw:text-style-name="P12" draw:layer="layout" svg:width="1.213cm" svg:height="1.018cm" svg:x="19.45cm" svg:y="11.787cm">
          <draw:text-box>
            <text:p><text:span text:style-name="T12"></text:span></text:p>
          </draw:text-box>
        </draw:frame>
        <draw:frame draw:style-name="gr19" draw:text-style-name="P13" draw:layer="layout" svg:width="1.213cm" svg:height="1.018cm" svg:x="18.651cm" svg:y="10.787cm">
          <draw:text-box>
            <text:p><text:span text:style-name="T13"></text:span></text:p>
          </draw:text-box>
        </draw:frame>
        <draw:frame draw:style-name="gr19" draw:text-style-name="P14" draw:layer="layout" svg:width="1.213cm" svg:height="1.018cm" svg:x="17.452cm" svg:y="9.987cm">
          <draw:text-box>
            <text:p><text:span text:style-name="T14"></text:span></text:p>
          </draw:text-box>
        </draw:frame>
        <draw:frame draw:style-name="gr19" draw:text-style-name="P14" draw:layer="layout" svg:width="1.213cm" svg:height="1.018cm" svg:x="15.953cm" svg:y="9.187cm">
          <draw:text-box>
            <text:p><text:span text:style-name="T14"></text:span></text:p>
          </draw:text-box>
        </draw:frame>
        <draw:frame draw:style-name="gr19" draw:text-style-name="P15" draw:layer="layout" svg:width="1.213cm" svg:height="1.018cm" svg:x="14.654cm" svg:y="8.487cm">
          <draw:text-box>
            <text:p><text:span text:style-name="T15"></text:span></text:p>
          </draw:text-box>
        </draw:frame>
        <draw:frame draw:style-name="gr19" draw:text-style-name="P15" draw:layer="layout" svg:width="1.213cm" svg:height="1.018cm" svg:x="13.455cm" svg:y="7.787cm">
          <draw:text-box>
            <text:p><text:span text:style-name="T15"></text:span></text:p>
          </draw:text-box>
        </draw:frame>
        <draw:frame draw:style-name="gr19" draw:text-style-name="P11" draw:layer="layout" svg:width="1.213cm" svg:height="1.018cm" svg:x="12.256cm" svg:y="7.087cm">
          <draw:text-box>
            <text:p><text:span text:style-name="T11"></text:span></text:p>
          </draw:text-box>
        </draw:frame>
        <draw:frame draw:style-name="gr19" draw:text-style-name="P3" draw:layer="layout" svg:width="1.213cm" svg:height="1.018cm" svg:x="8.922cm" svg:y="10.374cm">
          <draw:text-box>
            <text:p><text:span text:style-name="T6"></text:span></text:p>
          </draw:text-box>
        </draw:frame>
        <draw:frame draw:style-name="gr19" draw:text-style-name="P16" draw:layer="layout" svg:width="1.213cm" svg:height="1.018cm" svg:x="14.123cm" svg:y="12.374cm">
          <draw:text-box>
            <text:p><text:span text:style-name="T16"></text:span></text:p>
          </draw:text-box>
        </draw:frame>
        <draw:frame draw:style-name="gr20" draw:text-style-name="P17" draw:layer="layout" svg:width="1.213cm" svg:height="1.267cm" svg:x="18.551cm" svg:y="4.687cm">
          <draw:text-box>
            <text:p><text:span text:style-name="T17"></text:span></text:p>
          </draw:text-box>
        </draw:frame>
        <draw:frame draw:style-name="gr20" draw:text-style-name="P18" draw:layer="layout" svg:width="1.213cm" svg:height="1.267cm" svg:x="13.552cm" svg:y="3.988cm">
          <draw:text-box>
            <text:p><text:span text:style-name="T18"></text:span></text:p>
          </draw:text-box>
        </draw:frame>
        <draw:frame draw:style-name="gr20" draw:text-style-name="P19" draw:layer="layout" svg:width="1.213cm" svg:height="1.267cm" svg:x="12.653cm" svg:y="4.589cm">
          <draw:text-box>
            <text:p><text:span text:style-name="T19"></text:span></text:p>
          </draw:text-box>
        </draw:frame>
        <draw:frame draw:style-name="gr21" draw:text-style-name="P20" draw:layer="layout" svg:width="1.213cm" svg:height="1.14cm" svg:x="17.752cm" svg:y="6.888cm">
          <draw:text-box>
            <text:p><text:span text:style-name="T20"></text:span></text:p>
          </draw:text-box>
        </draw:frame>
        <draw:frame draw:style-name="gr21" draw:text-style-name="P21" draw:layer="layout" svg:width="1.213cm" svg:height="1.14cm" svg:x="17.053cm" svg:y="7.488cm">
          <draw:text-box>
            <text:p><text:span text:style-name="T21"></text:span></text:p>
          </draw:text-box>
        </draw:frame>
        <draw:custom-shape draw:style-name="gr22" draw:text-style-name="P22" draw:layer="layout" svg:width="6.834cm" svg:height="0.318cm" svg:x="14.147cm" svg:y="14.32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6.829cm" svg:height="0.318cm" svg:x="7.328cm" svg:y="14.327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5.561cm" svg:height="0.936cm" svg:x="11.362cm" svg:y="14.547cm">
          <draw:text-box>
            <text:p><text:span text:style-name="T7">SURFACE TEMPERATURE</text:span></text:p>
          </draw:text-box>
        </draw:frame>
        <draw:frame draw:style-name="gr17" draw:text-style-name="P4" draw:layer="layout" svg:width="5.561cm" svg:height="0.936cm" draw:transform="rotate (1.5707963267949) translate (5.475cm 11.295cm)">
          <draw:text-box>
            <text:p><text:span text:style-name="T7">LUMINOSITY</text:span></text:p>
          </draw:text-box>
        </draw:frame>
        <draw:frame draw:style-name="gr24" draw:text-style-name="P4" draw:layer="layout" svg:width="3.117cm" svg:height="1.068cm" svg:x="15.324cm" svg:y="4.687cm">
          <draw:text-box>
            <text:p><text:span text:style-name="T7">Supergiants</text:span></text:p>
          </draw:text-box>
        </draw:frame>
        <draw:frame draw:style-name="gr24" draw:text-style-name="P4" draw:layer="layout" svg:width="3.117cm" svg:height="1.068cm" svg:x="18.471cm" svg:y="6.39cm">
          <draw:text-box>
            <text:p><text:span text:style-name="T7">Giants</text:span></text:p>
          </draw:text-box>
        </draw:frame>
        <draw:frame draw:style-name="gr17" draw:text-style-name="P4" draw:layer="layout" svg:width="3.751cm" svg:height="0.936cm" svg:x="10.327cm" svg:y="7.877cm">
          <draw:text-box>
            <text:p><text:span text:style-name="T7">Main Sequence</text:span></text:p>
          </draw:text-box>
        </draw:frame>
        <draw:frame draw:style-name="gr17" draw:text-style-name="P4" draw:layer="layout" svg:width="3.751cm" svg:height="0.936cm" svg:x="10.528cm" svg:y="11.377cm">
          <draw:text-box>
            <text:p><text:span text:style-name="T7">White Dwarfs</text:span></text:p>
          </draw:text-box>
        </draw:frame>
        <draw:frame draw:style-name="gr17" draw:text-style-name="P24" draw:layer="layout" svg:width="3.751cm" svg:height="0.936cm" svg:x="15.229cm" svg:y="9.577cm">
          <draw:text-box>
            <text:p><text:span text:style-name="T22">Sun</text:span></text:p>
          </draw:text-box>
        </draw:frame>
        <draw:frame draw:style-name="gr17" draw:text-style-name="P4" draw:layer="layout" svg:width="3.751cm" svg:height="0.936cm" svg:x="20.529cm" svg:y="12.477cm">
          <draw:text-box>
            <text:p><text:span text:style-name="T7">Brown Dwarfs</text:span></text:p>
          </draw:text-box>
        </draw:frame>
        <draw:frame draw:style-name="gr17" draw:text-style-name="P4" draw:layer="layout" svg:width="3.751cm" svg:height="0.936cm" svg:x="19.63cm" svg:y="10.377cm">
          <draw:text-box>
            <text:p><text:span text:style-name="T7">Red Dwarf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5" draw:text-style-name="P25" draw:layer="layout" svg:width="0.203cm" svg:height="0.203cm" svg:x="15.753cm" svg:y="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953cm" svg:y="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7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353cm" svg:y="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153cm" svg:y="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1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4.753cm" svg:y="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4.5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4.1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4.153cm" svg:y="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4.153cm" svg:y="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4.153cm" svg:y="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3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353cm" svg:y="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353cm" svg:y="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9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953cm" svg:y="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5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553cm" svg:y="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553cm" svg:y="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1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153cm" svg:y="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1.753cm" svg:y="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1.753cm" svg:y="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353cm" svg:y="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353cm" svg:y="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353cm" svg:y="2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353cm" svg:y="1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353cm" svg:y="2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153cm" svg:y="1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153cm" svg:y="2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2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2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753cm" svg:y="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753cm" svg:y="2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753cm" svg:y="2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2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753cm" svg:y="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553cm" svg:y="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353cm" svg:y="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153cm" svg:y="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3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1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7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5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3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1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9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3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1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5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3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1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9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7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353cm" svg:y="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153cm" svg:y="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953cm" svg:y="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9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5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9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7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5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6.1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553cm" svg:y="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9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1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9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553cm" svg:y="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953cm" svg:y="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6.153cm" svg:y="4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953cm" svg:y="4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9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7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5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6.1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553cm" svg:y="4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1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9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553cm" svg:y="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4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553cm" svg:y="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7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5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353cm" svg:y="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153cm" svg:y="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3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7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5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3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1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9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5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3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5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3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1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9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7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153cm" svg:y="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953cm" svg:y="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9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5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9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7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5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6.1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553cm" svg:y="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9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5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1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9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553cm" svg:y="5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953cm" svg:y="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353cm" svg:y="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6.153cm" svg:y="6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953cm" svg:y="6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9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7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5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6.1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553cm" svg:y="6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1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9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1.7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5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6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6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6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6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6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6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6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6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6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6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7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7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7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7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7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7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7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7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8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8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8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8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8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8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8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8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9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9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753cm" svg:y="7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553cm" svg:y="7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353cm" svg:y="7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153cm" svg:y="7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953cm" svg:y="7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753cm" svg:y="7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553cm" svg:y="7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153cm" svg:y="8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953cm" svg:y="8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353cm" svg:y="8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553cm" svg:y="8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753cm" svg:y="8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753cm" svg:y="8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553cm" svg:y="9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353cm" svg:y="9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153cm" svg:y="9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953cm" svg:y="9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753cm" svg:y="9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553cm" svg:y="9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353cm" svg:y="9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153cm" svg:y="9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153cm" svg:y="7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953cm" svg:y="7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153cm" svg:y="8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953cm" svg:y="8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8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553cm" svg:y="8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7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553cm" svg:y="7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353cm" svg:y="7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7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353cm" svg:y="8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8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1.953cm" svg:y="8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1.953cm" svg:y="9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9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353cm" svg:y="9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553cm" svg:y="9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9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953cm" svg:y="9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153cm" svg:y="9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353cm" svg:y="9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753cm" svg:y="9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753cm" svg:y="10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753cm" svg:y="10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10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10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153cm" svg:y="10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353cm" svg:y="10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1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2.9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7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3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5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7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7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1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1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1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553cm" svg:y="11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353cm" svg:y="11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4.9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1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1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1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3.953cm" svg:y="11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" draw:text-style-name="P26" draw:layer="layout" svg:width="0.203cm" svg:height="0.203cm" svg:x="14.153cm" svg:y="11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3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5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9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6.1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3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5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9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6.1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7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153cm" svg:y="10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3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9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6.1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7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1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353cm" svg:y="1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553cm" svg:y="1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953cm" svg:y="1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6.153cm" svg:y="1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153cm" svg:y="11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353cm" svg:y="1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553cm" svg:y="1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953cm" svg:y="1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6.153cm" svg:y="1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753cm" svg:y="1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153cm" svg:y="1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353cm" svg:y="1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5.153cm" svg:y="1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3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5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2.1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1.753cm" svg:y="10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11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11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11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9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10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10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10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12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553cm" svg:y="12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153cm" svg:y="12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5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1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353cm" svg:y="1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553cm" svg:y="1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153cm" svg:y="1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2.9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3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3.753cm" svg:y="12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1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5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553cm" svg:y="1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553cm" svg:y="12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9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953cm" svg:y="1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4.953cm" svg:y="12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353cm" svg:y="1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7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5.753cm" svg:y="12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27" draw:layer="layout" svg:width="0.203cm" svg:height="0.203cm" svg:x="16.153cm" svg:y="12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753cm" svg:y="12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553cm" svg:y="12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953cm" svg:y="12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153cm" svg:y="12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353cm" svg:y="12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753cm" svg:y="1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553cm" svg:y="1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953cm" svg:y="1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153cm" svg:y="1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353cm" svg:y="1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153cm" svg:y="1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953cm" svg:y="1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553cm" svg:y="1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353cm" svg:y="13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953cm" svg:y="1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1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553cm" svg:y="1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753cm" svg:y="1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553cm" svg:y="1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953cm" svg:y="13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953cm" svg:y="1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153cm" svg:y="1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153cm" svg:y="1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353cm" svg:y="1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353cm" svg:y="13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553cm" svg:y="13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553cm" svg:y="14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553cm" svg:y="14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553cm" svg:y="1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353cm" svg:y="13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353cm" svg:y="1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1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1.953cm" svg:y="13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13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1.953cm" svg:y="14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1.953cm" svg:y="14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553cm" svg:y="13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353cm" svg:y="14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153cm" svg:y="14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953cm" svg:y="14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753cm" svg:y="1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753cm" svg:y="13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753cm" svg:y="14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753cm" svg:y="14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753cm" svg:y="14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753cm" svg:y="1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753cm" svg:y="1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553cm" svg:y="14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353cm" svg:y="14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3.153cm" svg:y="14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953cm" svg:y="13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13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13.9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14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14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14.5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753cm" svg:y="14.7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1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7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5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3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1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153cm" svg:y="1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5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3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2.1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1.9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3.9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4.153cm" svg:y="15.1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25" draw:layer="layout" svg:width="0.203cm" svg:height="0.203cm" svg:x="14.3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5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3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5.1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28" draw:layer="layout" svg:width="0.203cm" svg:height="0.203cm" svg:x="14.953cm" svg:y="15.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7" draw:text-style-name="P4" draw:layer="layout" svg:width="4.784cm" svg:height="0.936cm" svg:x="12.026cm" svg:y="15.85cm">
          <draw:text-box>
            <text:p><text:span text:style-name="T7">ARECIBO MESSAG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6" draw:text-style-name="P5" draw:layer="layout" svg:width="15.585cm" svg:height="4.788cm" draw:transform="rotate (-3.14159265358979) translate (21.752cm 6.228cm)">
          <draw:image xlink:href="Pictures/100000010000024D000000B54FA3823CC2DC5497.png" xlink:type="simple" xlink:show="embed" xlink:actuate="onLoad" draw:mime-type="image/png">
            <text:p/>
          </draw:image>
        </draw:frame>
        <draw:custom-shape draw:style-name="gr29" draw:text-style-name="P5" draw:layer="layout" svg:width="11.112cm" svg:height="11.112cm" svg:x="8.409cm" svg:y="4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29" draw:layer="layout" svg:width="11.113cm" svg:height="2.222cm" svg:x="8.41cm" svg:y="9.424cm" draw:kind="arc" draw:start-angle="180" draw:end-angle="0">
          <text:p/>
        </draw:ellipse>
        <draw:ellipse draw:style-name="gr31" draw:text-style-name="P29" draw:layer="layout" svg:width="11.113cm" svg:height="2.222cm" draw:transform="rotate (0.563915881319368) translate (8.706cm 12.358cm)" draw:kind="arc" draw:start-angle="180" draw:end-angle="0">
          <text:p/>
        </draw:ellipse>
        <draw:ellipse draw:style-name="gr30" draw:text-style-name="P29" draw:layer="layout" svg:width="11.093cm" svg:height="2.222cm" draw:transform="rotate (1.5707963267949) translate (13.19cm 15.818cm)" draw:kind="arc" draw:start-angle="180" draw:end-angle="0">
          <text:p/>
        </draw:ellipse>
        <draw:ellipse draw:style-name="gr30" draw:text-style-name="P29" draw:layer="layout" svg:width="11.071cm" svg:height="2.222cm" draw:transform="rotate (2.28009813480539) translate (17.125cm 14.871cm)" draw:kind="arc" draw:start-angle="180" draw:end-angle="0">
          <text:p/>
        </draw:ellipse>
        <draw:frame draw:style-name="gr17" draw:text-style-name="P30" draw:layer="layout" svg:width="3.751cm" svg:height="0.936cm" svg:x="14.643cm" svg:y="9.891cm">
          <draw:text-box>
            <text:p><text:span text:style-name="T23">h</text:span></text:p>
          </draw:text-box>
        </draw:frame>
        <draw:frame draw:style-name="gr17" draw:text-style-name="P30" draw:layer="layout" svg:width="3.751cm" svg:height="0.936cm" draw:transform="rotate (-0.797091869385811) translate (16.044cm 8.991cm)">
          <draw:text-box>
            <text:p><text:span text:style-name="T24">∂</text:span></text:p>
          </draw:text-box>
        </draw:frame>
        <draw:frame draw:style-name="gr19" draw:text-style-name="P31" draw:layer="layout" svg:width="1.213cm" svg:height="1.018cm" svg:x="14.909cm" svg:y="9.09cm">
          <draw:text-box>
            <text:p><text:span text:style-name="T25"></text:span></text:p>
          </draw:text-box>
        </draw:frame>
        <draw:frame draw:style-name="gr19" draw:text-style-name="P32" draw:layer="layout" svg:width="1.213cm" svg:height="1.018cm" svg:x="13.91cm" svg:y="10.29cm">
          <draw:text-box>
            <text:p><text:span text:style-name="T26"></text:span></text:p>
          </draw:text-box>
        </draw:frame>
        <draw:frame draw:style-name="gr17" draw:text-style-name="P30" draw:layer="layout" svg:width="3.751cm" svg:height="0.936cm" draw:transform="rotate (0.261799387799149) translate (11.787cm 4.292cm)">
          <draw:text-box>
            <text:p><text:span text:style-name="T23">L</text:span></text:p>
          </draw:text-box>
        </draw:frame>
        <draw:frame draw:style-name="gr17" draw:text-style-name="P33" draw:layer="layout" svg:width="3.751cm" svg:height="0.936cm" svg:x="13.245cm" svg:y="3.791cm">
          <draw:text-box>
            <text:p><text:span text:style-name="T27">ZENITH</text:span></text:p>
          </draw:text-box>
        </draw:frame>
        <draw:frame draw:style-name="gr17" draw:text-style-name="P33" draw:layer="layout" svg:width="3.751cm" svg:height="0.936cm" draw:transform="rotate (0.69865529957333) translate (9.547cm 5.428cm)">
          <draw:text-box>
            <text:p><text:span text:style-name="T27">N</text:span><text:span text:style-name="T28">CP</text:span></text:p>
          </draw:text-box>
        </draw:frame>
        <draw:frame draw:style-name="gr17" draw:text-style-name="P33" draw:layer="layout" svg:width="3.751cm" svg:height="0.936cm" draw:transform="rotate (-0.174358392274234) translate (9.192cm 10.285cm)">
          <draw:text-box>
            <text:p><text:span text:style-name="T27">HORIZON</text:span></text:p>
          </draw:text-box>
        </draw:frame>
        <draw:frame draw:style-name="gr32" draw:text-style-name="P34" draw:layer="layout" svg:width="3.751cm" svg:height="1.571cm" draw:transform="rotate (0.435459648372585) translate (10.09cm 12.655cm)">
          <draw:text-box>
            <text:p text:style-name="P29"><text:span text:style-name="T27">CELESTIAL</text:span></text:p>
            <text:p text:style-name="P29"><text:span text:style-name="T27">EQUATOR</text:span></text:p>
          </draw:text-box>
        </draw:frame>
        <draw:frame draw:style-name="gr32" draw:text-style-name="P35" draw:layer="layout" svg:width="3.751cm" svg:height="1.571cm" svg:x="11.646cm" svg:y="9.091cm">
          <draw:text-box>
            <text:p text:style-name="P29"><text:span text:style-name="T29">EARTH</text:span></text:p>
            <text:p text:style-name="P29"><text:span text:style-name="T29">P.O.V.</text:span></text:p>
          </draw:text-box>
        </draw:frame>
        <draw:frame draw:style-name="gr17" draw:text-style-name="P33" draw:layer="layout" svg:width="3.751cm" svg:height="0.936cm" svg:x="15.346cm" svg:y="8.391cm">
          <draw:text-box>
            <text:p><text:span text:style-name="T27">STAR</text:span></text:p>
          </draw:text-box>
        </draw:frame>
        <draw:line draw:style-name="gr33" draw:text-style-name="P5" draw:layer="layout" svg:x1="14.301cm" svg:y1="4.727cm" svg:x2="14.301cm" svg:y2="5.187cm">
          <text:p/>
        </draw:line>
        <draw:line draw:style-name="gr33" draw:text-style-name="P5" draw:layer="layout" svg:x1="10.801cm" svg:y1="5.727cm" svg:x2="11.046cm" svg:y2="6.085cm">
          <text:p/>
        </draw:line>
        <draw:frame draw:style-name="gr17" draw:text-style-name="P30" draw:layer="layout" svg:width="3.751cm" svg:height="0.936cm" draw:transform="rotate (-0.797091869385811) translate (12.545cm 6.392cm)">
          <draw:text-box>
            <text:p><text:span text:style-name="T27">90°–</text:span><text:span text:style-name="T24">∂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4" draw:text-style-name="P36" draw:layer="layout" svg:width="28cm" svg:height="2.157cm" svg:x="0cm" svg:y="12.62cm">
          <draw:text-box>
            <text:p text:style-name="P29"><text:span text:style-name="T30">OMNES·NAVES·ÆSTVS·NATAT</text:span></text:p>
          </draw:text-box>
        </draw:frame>
        <draw:line draw:style-name="gr35" draw:text-style-name="P5" draw:layer="layout" svg:x1="13.99cm" svg:y1="11.22cm" svg:x2="7.521cm" svg:y2="8.921cm">
          <text:p/>
        </draw:line>
        <draw:frame draw:style-name="gr19" draw:text-style-name="P38" draw:layer="layout" svg:width="1.213cm" svg:height="1.018cm" svg:x="7.269cm" svg:y="8.6cm">
          <draw:text-box>
            <text:p text:style-name="P37"><text:span text:style-name="T31"></text:span></text:p>
          </draw:text-box>
        </draw:frame>
        <draw:circle draw:style-name="gr36" draw:text-style-name="P29" draw:layer="layout" svg:width="13.7cm" svg:height="13.7cm" draw:transform="rotate (-3.14159265358979) translate (20.8cm 18.102cm)" draw:kind="arc" draw:start-angle="180" draw:end-angle="0">
          <text:p/>
        </draw:circle>
        <draw:line draw:style-name="gr35" draw:text-style-name="P5" draw:layer="layout" svg:x1="13.99cm" svg:y1="11.22cm" svg:x2="13.99cm" svg:y2="4.402cm">
          <text:p/>
        </draw:line>
        <draw:line draw:style-name="gr35" draw:text-style-name="P5" draw:layer="layout" svg:x1="13.99cm" svg:y1="11.22cm" svg:x2="16.377cm" svg:y2="4.862cm">
          <text:p/>
        </draw:line>
        <draw:frame draw:style-name="gr17" draw:text-style-name="P33" draw:layer="layout" svg:width="3.751cm" svg:height="0.936cm" svg:x="12.967cm" svg:y="3.503cm">
          <draw:text-box>
            <text:p><text:span text:style-name="T27">ZENITH</text:span></text:p>
          </draw:text-box>
        </draw:frame>
        <draw:frame draw:style-name="gr32" draw:text-style-name="P34" draw:layer="layout" svg:width="3.751cm" svg:height="1.571cm" svg:x="15.579cm" svg:y="3.427cm">
          <draw:text-box>
            <text:p text:style-name="P29"><text:span text:style-name="T27">CELESTIAL</text:span></text:p>
            <text:p text:style-name="P29"><text:span text:style-name="T27">EQUATOR</text:span></text:p>
          </draw:text-box>
        </draw:frame>
        <draw:frame draw:style-name="gr37" draw:text-style-name="P40" draw:layer="layout" svg:width="3.751cm" svg:height="2.206cm" svg:x="4.48cm" svg:y="7.428cm">
          <draw:text-box>
            <text:p text:style-name="P39"><text:span text:style-name="T32">NORTH CELESTIAL</text:span></text:p>
            <text:p text:style-name="P39"><text:span text:style-name="T32">POLE</text:span></text:p>
          </draw:text-box>
        </draw:frame>
        <draw:line draw:style-name="gr15" draw:text-style-name="P5" draw:layer="layout" svg:x1="7.105cm" svg:y1="11.22cm" svg:x2="20.758cm" svg:y2="11.22cm">
          <text:p/>
        </draw:line>
        <draw:line draw:style-name="gr7" draw:text-style-name="P41" draw:layer="layout" svg:x1="12.952cm" svg:y1="8.143cm" svg:x2="13.205cm" svg:y2="7.368cm">
          <text:p/>
        </draw:line>
        <draw:line draw:style-name="gr7" draw:text-style-name="P41" draw:layer="layout" svg:x1="12.471cm" svg:y1="7.868cm" svg:x2="13.206cm" svg:y2="7.369cm">
          <text:p/>
        </draw:line>
        <draw:line draw:style-name="gr7" draw:text-style-name="P41" draw:layer="layout" svg:x1="12.472cm" svg:y1="7.869cm" svg:x2="11.672cm" svg:y2="8.196cm">
          <text:p/>
        </draw:line>
        <draw:line draw:style-name="gr7" draw:text-style-name="P41" draw:layer="layout" svg:x1="11.758cm" svg:y1="8.971cm" svg:x2="11.672cm" svg:y2="8.197cm">
          <text:p/>
        </draw:line>
        <draw:line draw:style-name="gr7" draw:text-style-name="P41" draw:layer="layout" svg:x1="11.758cm" svg:y1="8.971cm" svg:x2="12.436cm" svg:y2="9.164cm">
          <text:p/>
        </draw:line>
        <draw:line draw:style-name="gr7" draw:text-style-name="P41" draw:layer="layout" svg:x1="12.952cm" svg:y1="8.196cm" svg:x2="12.436cm" svg:y2="9.165cm">
          <text:p/>
        </draw:line>
        <draw:frame draw:style-name="gr19" draw:text-style-name="P38" draw:layer="layout" svg:width="1.213cm" svg:height="1.018cm" svg:x="11.27cm" svg:y="8.6cm">
          <draw:text-box>
            <text:p text:style-name="P37"><text:span text:style-name="T33"></text:span></text:p>
          </draw:text-box>
        </draw:frame>
        <draw:frame draw:style-name="gr19" draw:text-style-name="P38" draw:layer="layout" svg:width="1.213cm" svg:height="1.018cm" svg:x="11.971cm" svg:y="8.8cm">
          <draw:text-box>
            <text:p text:style-name="P37"><text:span text:style-name="T33"></text:span></text:p>
          </draw:text-box>
        </draw:frame>
        <draw:frame draw:style-name="gr19" draw:text-style-name="P38" draw:layer="layout" svg:width="1.213cm" svg:height="1.018cm" svg:x="11.187cm" svg:y="7.836cm">
          <draw:text-box>
            <text:p text:style-name="P37"><text:span text:style-name="T33"></text:span></text:p>
          </draw:text-box>
        </draw:frame>
        <draw:frame draw:style-name="gr19" draw:text-style-name="P38" draw:layer="layout" svg:width="1.213cm" svg:height="1.018cm" svg:x="12.731cm" svg:y="7cm">
          <draw:text-box>
            <text:p text:style-name="P37"><text:span text:style-name="T31"></text:span></text:p>
          </draw:text-box>
        </draw:frame>
        <draw:frame draw:style-name="gr19" draw:text-style-name="P38" draw:layer="layout" svg:width="1.213cm" svg:height="1.018cm" svg:x="11.971cm" svg:y="7.5cm">
          <draw:text-box>
            <text:p text:style-name="P37"><text:span text:style-name="T33"></text:span></text:p>
          </draw:text-box>
        </draw:frame>
        <draw:frame draw:style-name="gr19" draw:text-style-name="P38" draw:layer="layout" svg:width="1.213cm" svg:height="1.018cm" svg:x="12.471cm" svg:y="7.8cm">
          <draw:text-box>
            <text:p text:style-name="P37"><text:span text:style-name="T33"></text:span></text:p>
          </draw:text-box>
        </draw:frame>
        <draw:line draw:style-name="gr7" draw:text-style-name="P41" draw:layer="layout" svg:x1="17.36cm" svg:y1="8.056cm" svg:x2="16.752cm" svg:y2="7.57cm">
          <text:p/>
        </draw:line>
        <draw:line draw:style-name="gr7" draw:text-style-name="P41" draw:layer="layout" svg:x1="17.262cm" svg:y1="7.277cm" svg:x2="16.752cm" svg:y2="7.57cm">
          <text:p/>
        </draw:line>
        <draw:line draw:style-name="gr7" draw:text-style-name="P41" draw:layer="layout" svg:x1="17.36cm" svg:y1="8.056cm" svg:x2="17.958cm" svg:y2="7.675cm">
          <text:p/>
        </draw:line>
        <draw:line draw:style-name="gr7" draw:text-style-name="P41" draw:layer="layout" svg:x1="17.262cm" svg:y1="7.277cm" svg:x2="17.958cm" svg:y2="7.676cm">
          <text:p/>
        </draw:line>
        <draw:frame draw:style-name="gr19" draw:text-style-name="P38" draw:layer="layout" svg:width="1.213cm" svg:height="1.018cm" svg:x="16.272cm" svg:y="7.2cm">
          <draw:text-box>
            <text:p text:style-name="P37"><text:span text:style-name="T33"></text:span></text:p>
          </draw:text-box>
        </draw:frame>
        <draw:frame draw:style-name="gr19" draw:text-style-name="P38" draw:layer="layout" svg:width="1.213cm" svg:height="1.018cm" svg:x="16.773cm" svg:y="6.9cm">
          <draw:text-box>
            <text:p text:style-name="P37"><text:span text:style-name="T33"></text:span></text:p>
          </draw:text-box>
        </draw:frame>
        <draw:frame draw:style-name="gr19" draw:text-style-name="P38" draw:layer="layout" svg:width="1.213cm" svg:height="1.018cm" svg:x="16.878cm" svg:y="7.675cm">
          <draw:text-box>
            <text:p text:style-name="P37"><text:span text:style-name="T33"></text:span></text:p>
          </draw:text-box>
        </draw:frame>
        <draw:frame draw:style-name="gr19" draw:text-style-name="P38" draw:layer="layout" svg:width="1.213cm" svg:height="1.018cm" svg:x="17.473cm" svg:y="7.3cm">
          <draw:text-box>
            <text:p text:style-name="P37"><text:span text:style-name="T33"></text:span></text:p>
          </draw:text-box>
        </draw:frame>
        <draw:frame draw:style-name="gr19" draw:text-style-name="P38" draw:layer="layout" svg:width="1.213cm" svg:height="1.018cm" svg:x="17.173cm" svg:y="7.1cm">
          <draw:text-box>
            <text:p><text:span text:style-name="T6"></text:span></text:p>
          </draw:text-box>
        </draw:frame>
        <draw:frame draw:style-name="gr19" draw:text-style-name="P42" draw:layer="layout" svg:width="1.213cm" svg:height="1.018cm" svg:x="19.835cm" svg:y="10.331cm">
          <draw:text-box>
            <text:p><text:span text:style-name="T6"></text:span></text:p>
          </draw:text-box>
        </draw:frame>
        <draw:frame draw:style-name="gr19" draw:text-style-name="P44" draw:layer="layout" svg:width="1.213cm" svg:height="1.018cm" svg:x="19.38cm" svg:y="9.775cm">
          <draw:text-box>
            <text:p text:style-name="P43"><text:span text:style-name="T6"></text:span></text:p>
          </draw:text-box>
        </draw:frame>
        <draw:frame draw:style-name="gr19" draw:text-style-name="P42" draw:layer="layout" svg:width="1.213cm" svg:height="1.018cm" svg:x="19.079cm" svg:y="9.475cm">
          <draw:text-box>
            <text:p><text:span text:style-name="T6"></text:span></text:p>
          </draw:text-box>
        </draw:frame>
        <draw:frame draw:style-name="gr19" draw:text-style-name="P42" draw:layer="layout" svg:width="1.213cm" svg:height="1.018cm" svg:x="19.08cm" svg:y="10.075cm">
          <draw:text-box>
            <text:p><text:span text:style-name="T6"></text:span></text:p>
          </draw:text-box>
        </draw:frame>
        <draw:line draw:style-name="gr7" draw:text-style-name="P5" draw:layer="layout" svg:x1="19.987cm" svg:y1="10.331cm" svg:x2="20.163cm" svg:y2="10.553cm">
          <text:p/>
        </draw:line>
        <draw:frame draw:style-name="gr19" draw:text-style-name="P42" draw:layer="layout" svg:width="1.213cm" svg:height="1.018cm" svg:x="19.677cm" svg:y="9.555cm">
          <draw:text-box>
            <text:p text:style-name="P43"><text:span text:style-name="T33">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8" draw:text-style-name="P45" draw:layer="layout" svg:width="2.459cm" svg:height="11.084cm" svg:x="8.796cm" svg:y="3.066cm">
          <draw:text-box>
            <text:p><text:span text:style-name="T34">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9" draw:text-style-name="P2" draw:layer="layout" svg:width="1.751cm" svg:height="1.47cm" svg:x="7.545cm" svg:y="3.94cm">
          <draw:text-box>
            <text:p><text:span text:style-name="T5"></text:span></text:p>
          </draw:text-box>
        </draw:frame>
        <draw:frame draw:style-name="gr39" draw:text-style-name="P2" draw:layer="layout" svg:width="1.752cm" svg:height="1.47cm" svg:x="6.216cm" svg:y="6.917cm">
          <draw:text-box>
            <text:p><text:span text:style-name="T5"></text:span></text:p>
          </draw:text-box>
        </draw:frame>
        <draw:frame draw:style-name="gr39" draw:text-style-name="P12" draw:layer="layout" svg:width="1.751cm" svg:height="1.47cm" svg:x="12.11cm" svg:y="9.081cm">
          <draw:text-box>
            <text:p><text:span text:style-name="T12"></text:span></text:p>
          </draw:text-box>
        </draw:frame>
        <draw:frame draw:style-name="gr39" draw:text-style-name="P3" draw:layer="layout" svg:width="1.751cm" svg:height="1.47cm" svg:x="12.982cm" svg:y="8.166cm">
          <draw:text-box>
            <text:p><text:span text:style-name="T6"></text:span></text:p>
          </draw:text-box>
        </draw:frame>
        <draw:frame draw:style-name="gr12" draw:text-style-name="P3" draw:layer="layout" svg:width="0.946cm" svg:height="0.759cm" svg:x="13.024cm" svg:y="9.504cm">
          <draw:text-box>
            <text:p><text:span text:style-name="T6"></text:span></text:p>
          </draw:text-box>
        </draw:frame>
        <draw:frame draw:style-name="gr40" draw:text-style-name="P3" draw:layer="layout" svg:width="1.751cm" svg:height="1.469cm" svg:x="15.839cm" svg:y="10.827cm">
          <draw:text-box>
            <text:p><text:span text:style-name="T6"></text:span></text:p>
          </draw:text-box>
        </draw:frame>
        <draw:frame draw:style-name="gr40" draw:text-style-name="P2" draw:layer="layout" svg:width="1.752cm" svg:height="1.469cm" svg:x="16.712cm" svg:y="5.758cm">
          <draw:text-box>
            <text:p><text:span text:style-name="T5"></text:span></text:p>
          </draw:text-box>
        </draw:frame>
        <draw:frame draw:style-name="gr39" draw:text-style-name="P3" draw:layer="layout" svg:width="1.751cm" svg:height="1.47cm" svg:x="19.281cm" svg:y="11.736cm">
          <draw:text-box>
            <text:p><text:span text:style-name="T6"></text:span></text:p>
          </draw:text-box>
        </draw:frame>
        <draw:frame draw:style-name="gr39" draw:text-style-name="P3" draw:layer="layout" svg:width="1.751cm" svg:height="1.47cm" svg:x="19.584cm" svg:y="12.058cm">
          <draw:text-box>
            <text:p><text:span text:style-name="T6"></text:span></text:p>
          </draw:text-box>
        </draw:frame>
        <draw:line draw:style-name="gr7" draw:text-style-name="P5" draw:layer="layout" svg:x1="8.428cm" svg:y1="4.648cm" svg:x2="13.269cm" svg:y2="8.411cm">
          <text:p/>
        </draw:line>
        <draw:line draw:style-name="gr7" draw:text-style-name="P5" draw:layer="layout" svg:x1="7.144cm" svg:y1="7.609cm" svg:x2="12.363cm" svg:y2="9.469cm">
          <text:p/>
        </draw:line>
        <draw:line draw:style-name="gr7" draw:text-style-name="P5" draw:layer="layout" svg:x1="14.914cm" svg:y1="10.369cm" svg:x2="16.09cm" svg:y2="11.06cm">
          <text:p/>
        </draw:line>
        <draw:line draw:style-name="gr7" draw:text-style-name="P5" draw:layer="layout" svg:x1="16.57cm" svg:y1="11.366cm" svg:x2="19.475cm" svg:y2="12.044cm">
          <text:p/>
        </draw:line>
        <draw:line draw:style-name="gr7" draw:text-style-name="P5" draw:layer="layout" svg:x1="13.651cm" svg:y1="8.724cm" svg:x2="13.921cm" svg:y2="9.034cm">
          <text:p/>
        </draw:line>
        <draw:line draw:style-name="gr7" draw:text-style-name="P5" draw:layer="layout" svg:x1="14.254cm" svg:y1="9.463cm" svg:x2="14.58cm" svg:y2="9.971cm">
          <text:p/>
        </draw:line>
        <draw:line draw:style-name="gr7" draw:text-style-name="P5" draw:layer="layout" svg:x1="13.748cm" svg:y1="10.015cm" svg:x2="14.401cm" svg:y2="10.171cm">
          <text:p/>
        </draw:line>
        <draw:frame draw:style-name="gr41" draw:text-style-name="P4" draw:layer="layout" svg:width="4.5cm" svg:height="1.542cm" svg:x="17.664cm" svg:y="9.474cm">
          <draw:text-box>
            <text:p><text:span text:style-name="T7">TAURUS</text:span></text:p>
          </draw:text-box>
        </draw:frame>
        <draw:frame draw:style-name="gr41" draw:text-style-name="P4" draw:layer="layout" svg:width="4.5cm" svg:height="1.542cm" svg:x="17.664cm" svg:y="6.432cm">
          <draw:text-box>
            <text:p><text:span text:style-name="T7">Pleiades</text:span></text:p>
          </draw:text-box>
        </draw:frame>
        <draw:frame draw:style-name="gr41" draw:text-style-name="P4" draw:layer="layout" svg:width="4.501cm" svg:height="1.542cm" svg:x="9.496cm" svg:y="9.641cm">
          <draw:text-box>
            <text:p><text:span text:style-name="T7">Aldebaran</text:span></text:p>
          </draw:text-box>
        </draw:frame>
        <draw:frame draw:style-name="gr12" draw:text-style-name="P3" draw:layer="layout" svg:width="1.023cm" svg:height="0.759cm" svg:x="13.582cm" svg:y="8.831cm">
          <draw:text-box>
            <text:p><text:span text:style-name="T6"></text:span></text:p>
          </draw:text-box>
        </draw:frame>
        <draw:frame draw:style-name="gr42" draw:text-style-name="P3" draw:layer="layout" svg:width="1.018cm" svg:height="0.936cm" svg:x="14.222cm" svg:y="9.859cm">
          <draw:text-box>
            <text:p><text:span text:style-name="T6"></text:span></text:p>
          </draw:text-box>
        </draw:frame>
        <draw:line draw:style-name="gr7" draw:text-style-name="P5" draw:layer="layout" svg:x1="12.965cm" svg:y1="9.751cm" svg:x2="13.196cm" svg:y2="9.815cm">
          <text:p/>
        </draw:lin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line draw:style-name="gr7" draw:text-style-name="P5" draw:layer="layout" svg:x1="16.397cm" svg:y1="14.368cm" svg:x2="10.203cm" svg:y2="10.638cm">
          <text:p/>
        </draw:line>
        <draw:line draw:style-name="gr7" draw:text-style-name="P5" draw:layer="layout" svg:x1="20.753cm" svg:y1="10.017cm" svg:x2="10.725cm" svg:y2="11.848cm">
          <text:p/>
        </draw:line>
        <draw:line draw:style-name="gr7" draw:text-style-name="P5" draw:layer="layout" svg:x1="6.925cm" svg:y1="7.471cm" svg:x2="15.483cm" svg:y2="6.718cm">
          <text:p/>
        </draw:line>
        <draw:line draw:style-name="gr7" draw:text-style-name="P5" draw:layer="layout" svg:x1="8.71cm" svg:y1="9.517cm" svg:x2="18.114cm" svg:y2="8.364cm">
          <text:p/>
        </draw:line>
        <draw:frame draw:style-name="gr43" draw:text-style-name="P29" draw:layer="layout" svg:width="10.323cm" svg:height="7.29cm" svg:x="8.627cm" svg:y="5.763cm">
          <draw:image xlink:href="Pictures/10000001000003C0000002A68BA78275A410AAB0.png" xlink:type="simple" xlink:show="embed" xlink:actuate="onLoad" draw:mime-type="image/png">
            <text:p/>
          </draw:image>
        </draw:frame>
        <draw:frame draw:style-name="gr39" draw:text-style-name="P2" draw:layer="layout" svg:width="1.752cm" svg:height="1.47cm" svg:x="4.598cm" svg:y="11.23cm">
          <draw:text-box>
            <text:p><text:span text:style-name="T5"></text:span></text:p>
          </draw:text-box>
        </draw:frame>
        <draw:frame draw:style-name="gr40" draw:text-style-name="P2" draw:layer="layout" svg:width="1.752cm" svg:height="1.469cm" svg:x="16.712cm" svg:y="10.758cm">
          <draw:text-box>
            <text:p><text:span text:style-name="T5"></text:span></text:p>
          </draw:text-box>
        </draw:frame>
        <draw:line draw:style-name="gr7" draw:text-style-name="P5" draw:layer="layout" svg:x1="8.7cm" svg:y1="5.738cm" svg:x2="8.7cm" svg:y2="13.349cm">
          <text:p/>
        </draw:line>
        <draw:frame draw:style-name="gr44" draw:text-style-name="P47" draw:layer="layout" svg:width="11.656cm" svg:height="1.317cm" svg:x="8.264cm" svg:y="2.274cm">
          <draw:text-box>
            <text:p text:style-name="P46"><text:span text:style-name="T2">CONSCIOUSNESS ENERGY GRID</text:span></text:p>
          </draw:text-box>
        </draw:frame>
        <draw:line draw:style-name="gr7" draw:text-style-name="P5" draw:layer="layout" svg:x1="8.7cm" svg:y1="5.739cm" svg:x2="18.118cm" svg:y2="5.031cm">
          <text:p/>
        </draw:line>
        <draw:line draw:style-name="gr7" draw:text-style-name="P5" draw:layer="layout" svg:x1="18.118cm" svg:y1="11.651cm" svg:x2="18.118cm" svg:y2="5.031cm">
          <text:p/>
        </draw:line>
        <draw:line draw:style-name="gr7" draw:text-style-name="P5" draw:layer="layout" svg:x1="18.118cm" svg:y1="11.651cm" svg:x2="8.7cm" svg:y2="13.349cm">
          <text:p/>
        </draw:line>
        <draw:line draw:style-name="gr7" draw:text-style-name="P5" draw:layer="layout" svg:x1="10.17cm" svg:y1="4.312cm" svg:x2="16.398cm" svg:y2="6.457cm">
          <text:p/>
        </draw:line>
        <draw:line draw:style-name="gr7" draw:text-style-name="P5" draw:layer="layout" svg:x1="16.408cm" svg:y1="14.368cm" svg:x2="16.398cm" svg:y2="6.458cm">
          <text:p/>
        </draw:line>
        <draw:line draw:style-name="gr7" draw:text-style-name="P5" draw:layer="layout" svg:x1="10.17cm" svg:y1="4.312cm" svg:x2="10.204cm" svg:y2="10.638cm">
          <text:p/>
        </draw:line>
        <draw:line draw:style-name="gr7" draw:text-style-name="P5" draw:layer="layout" svg:x1="6.925cm" svg:y1="7.47cm" svg:x2="10.725cm" svg:y2="11.847cm">
          <text:p/>
        </draw:line>
        <draw:line draw:style-name="gr7" draw:text-style-name="P5" draw:layer="layout" svg:x1="20.753cm" svg:y1="10.017cm" svg:x2="15.483cm" svg:y2="6.719cm">
          <text:p/>
        </draw:line>
        <draw:line draw:style-name="gr7" draw:text-style-name="P5" draw:layer="layout" svg:x1="10.191cm" svg:y1="7.186cm" svg:x2="16.409cm" svg:y2="10.82cm">
          <text:p/>
        </draw:line>
        <draw:line draw:style-name="gr7" draw:text-style-name="P5" draw:layer="layout" svg:x1="13.325cm" svg:y1="12.516cm" svg:x2="13.312cm" svg:y2="5.394cm">
          <text:p/>
        </draw:line>
        <draw:frame draw:style-name="gr39" draw:text-style-name="P2" draw:layer="layout" svg:width="1.752cm" svg:height="1.47cm" svg:x="24.765cm" svg:y="3.81cm">
          <draw:text-box>
            <text:p><text:span text:style-name="T5"></text:span></text:p>
          </draw:text-box>
        </draw:frame>
        <draw:frame draw:style-name="gr40" draw:text-style-name="P2" draw:layer="layout" svg:width="1.752cm" svg:height="1.469cm" svg:x="1.905cm" svg:y="7.62cm">
          <draw:text-box>
            <text:p><text:span text:style-name="T5">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Urbit Sans Mono TT" svg:font-family="'Urbit Sans Mono TT'" style:font-family-generic="swiss" style:font-pitch="variable"/>
    <style:font-face style:name="Urbit Sans SemiBold" svg:font-family="'Urbit Sans SemiBold'" style:font-adornments="Semibold" style:font-family-generic="swiss" style:font-pitch="variable"/>
    <style:font-face style:name="Urbit Sans SemiBold1" svg:font-family="'Urbit Sans SemiBold'" style:font-family-generic="swiss" style:font-pitch="variable"/>
    <style:font-face style:name="Urbit Sans TT" svg:font-family="'Urbit Sans TT'" style:font-family-generic="swiss" style:font-pitch="variable"/>
    <style:font-face style:name="Urbit Sans TT1" svg:font-family="'Urbit Sans TT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63bbee" draw:end-color="#ffffff" draw:start-intensity="100%" draw:end-intensity="100%" draw:angle="90deg" draw:border="0%"/>
    <draw:gradient draw:name="Gradient_20_4" draw:display-name="Gradient 4" draw:style="linear" draw:start-color="#d36118" draw:end-color="#ffffff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31T10:43:41.014893919</meta:creation-date>
    <dc:date>2023-08-11T13:14:32.817385980</dc:date>
    <meta:editing-duration>P3DT2H7M17S</meta:editing-duration>
    <meta:editing-cycles>28</meta:editing-cycles>
    <meta:generator>LibreOffice/7.3.7.2$Linux_X86_64 LibreOffice_project/30$Build-2</meta:generator>
    <meta:document-statistic meta:object-count="650"/>
  </office:meta>
</office:document-meta>
</file>